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ef18"/>
    </style:style>
    <style:style style:name="P2" style:family="paragraph" style:parent-style-name="Standard">
      <style:text-properties officeooo:rsid="000aef18" officeooo:paragraph-rsid="000aef18"/>
    </style:style>
    <style:style style:name="P3" style:family="paragraph" style:parent-style-name="Standard">
      <style:text-properties officeooo:rsid="000be13a" officeooo:paragraph-rsid="000be13a"/>
    </style:style>
    <style:style style:name="P4" style:family="paragraph" style:parent-style-name="Standard">
      <style:text-properties officeooo:rsid="000cd1f3" officeooo:paragraph-rsid="000cd1f3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rsid="000dfe94" officeooo:paragraph-rsid="000dfe94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rsid="00198d9b" officeooo:paragraph-rsid="001bf6af" fo:background-color="#1e1e1e"/>
    </style:style>
    <style:style style:name="P8" style:family="paragraph" style:parent-style-name="Standard">
      <style:text-properties fo:color="#d4d4d4" loext:opacity="100%" style:font-name="Consolas" fo:font-size="10.5pt" fo:font-weight="normal" officeooo:rsid="001ea91a" officeooo:paragraph-rsid="001ea91a" fo:background-color="#1e1e1e"/>
    </style:style>
    <style:style style:name="P9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018e92f" officeooo:paragraph-rsid="0018e92f" fo:background-color="#1e1e1e"/>
    </style:style>
    <style:style style:name="P10" style:family="paragraph" style:parent-style-name="Standard">
      <style:text-properties fo:color="#d4d4d4" loext:opacity="100%" style:font-name="Consolas" fo:font-size="10.5pt" fo:font-weight="normal" officeooo:paragraph-rsid="00243982" fo:background-color="#1e1e1e"/>
    </style:style>
    <style:style style:name="P11" style:family="paragraph" style:parent-style-name="Standard">
      <style:text-properties fo:color="#d4d4d4" loext:opacity="100%" style:font-name="Consolas" fo:font-size="10.5pt" fo:font-weight="normal" officeooo:rsid="0026a1b4" officeooo:paragraph-rsid="0026a1b4" fo:background-color="#1e1e1e"/>
    </style:style>
    <style:style style:name="P12" style:family="paragraph" style:parent-style-name="Standard">
      <style:text-properties fo:color="#d4d4d4" loext:opacity="100%" style:font-name="Consolas" fo:font-size="10.5pt" fo:font-weight="normal" officeooo:rsid="00271bcb" officeooo:paragraph-rsid="00271bcb" fo:background-color="#1e1e1e"/>
    </style:style>
    <style:style style:name="P1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4" style:family="paragraph" style:parent-style-name="Standard">
      <style:text-properties fo:color="#d4d4d4" loext:opacity="100%" officeooo:rsid="000ead86" officeooo:paragraph-rsid="000ead86" fo:background-color="#1e1e1e"/>
    </style:style>
    <style:style style:name="P15" style:family="paragraph" style:parent-style-name="Standard">
      <style:text-properties fo:color="#d4d4d4" loext:opacity="100%" officeooo:rsid="001019a2" officeooo:paragraph-rsid="001019a2" fo:background-color="#1e1e1e"/>
    </style:style>
    <style:style style:name="P16" style:family="paragraph" style:parent-style-name="Standard">
      <style:text-properties fo:color="#d4d4d4" loext:opacity="100%" officeooo:rsid="00198d9b" officeooo:paragraph-rsid="001b4d2b" fo:background-color="#1e1e1e"/>
    </style:style>
    <style:style style:name="P17" style:family="paragraph" style:parent-style-name="Standard">
      <style:text-properties fo:color="#d4d4d4" loext:opacity="100%" officeooo:rsid="001ea91a" officeooo:paragraph-rsid="001ea91a" fo:background-color="#1e1e1e"/>
    </style:style>
    <style:style style:name="P18" style:family="paragraph" style:parent-style-name="Standard">
      <style:text-properties fo:color="#d4d4d4" loext:opacity="100%" officeooo:rsid="00243982" officeooo:paragraph-rsid="00243982" fo:background-color="#1e1e1e"/>
    </style:style>
    <style:style style:name="P19" style:family="paragraph" style:parent-style-name="Standard">
      <style:text-properties fo:color="#d4d4d4" loext:opacity="100%" officeooo:rsid="0026a1b4" officeooo:paragraph-rsid="0026a1b4" fo:background-color="#1e1e1e"/>
    </style:style>
    <style:style style:name="P20" style:family="paragraph" style:parent-style-name="Standard">
      <style:text-properties fo:color="#d4d4d4" loext:opacity="100%" officeooo:paragraph-rsid="00288b50" fo:background-color="#1e1e1e"/>
    </style:style>
    <style:style style:name="P21" style:family="paragraph" style:parent-style-name="Standard">
      <style:text-properties fo:color="#569cd6" loext:opacity="100%" style:font-name="Consolas" fo:font-size="10.5pt" fo:font-weight="normal" officeooo:paragraph-rsid="000aef18" fo:background-color="#1e1e1e"/>
    </style:style>
    <style:style style:name="P22" style:family="paragraph" style:parent-style-name="Standard">
      <style:text-properties fo:color="#569cd6" loext:opacity="100%" style:font-name="Consolas" fo:font-size="10.5pt" fo:font-weight="normal" officeooo:paragraph-rsid="000cd1f3" fo:background-color="#1e1e1e"/>
    </style:style>
    <style:style style:name="P23" style:family="paragraph" style:parent-style-name="Standard">
      <style:text-properties fo:color="#569cd6" loext:opacity="100%" style:font-name="Consolas" fo:font-size="10.5pt" fo:font-weight="normal" officeooo:rsid="000d3e92" officeooo:paragraph-rsid="000d3e92" fo:background-color="#1e1e1e"/>
    </style:style>
    <style:style style:name="P24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25" style:family="paragraph" style:parent-style-name="Standard">
      <style:text-properties fo:color="#569cd6" loext:opacity="100%" style:font-name="Consolas" fo:font-size="10.5pt" fo:font-weight="normal" officeooo:rsid="0012ee7e" officeooo:paragraph-rsid="0012ee7e" fo:background-color="#1e1e1e"/>
    </style:style>
    <style:style style:name="P26" style:family="paragraph" style:parent-style-name="Standard">
      <style:text-properties fo:color="#569cd6" loext:opacity="100%" style:font-name="Consolas" fo:font-size="10.5pt" fo:font-weight="normal" officeooo:paragraph-rsid="00243982" fo:background-color="#1e1e1e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text-properties officeooo:paragraph-rsid="000cd1f3"/>
    </style:style>
    <style:style style:name="P29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30" style:family="paragraph" style:parent-style-name="Standard">
      <style:text-properties fo:color="#6a9955" loext:opacity="100%" style:font-name="Consolas" fo:font-size="10.5pt" fo:font-weight="normal" officeooo:rsid="00198d9b" officeooo:paragraph-rsid="001d9eca" fo:background-color="#1e1e1e"/>
    </style:style>
    <style:style style:name="P31" style:family="paragraph" style:parent-style-name="Standard">
      <style:text-properties fo:color="#6a9955" loext:opacity="100%" style:font-name="Consolas" fo:font-size="10.5pt" fo:font-weight="normal" officeooo:rsid="00232cf1" officeooo:paragraph-rsid="00232cf1" fo:background-color="#1e1e1e"/>
    </style:style>
    <style:style style:name="P32" style:family="paragraph" style:parent-style-name="Standard">
      <style:text-properties fo:color="#6a9955" loext:opacity="100%" style:font-name="Consolas" fo:font-size="10.5pt" fo:font-weight="normal" officeooo:rsid="00298fcd" officeooo:paragraph-rsid="00298fcd" fo:background-color="#1e1e1e"/>
    </style:style>
    <style:style style:name="P33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34" style:family="paragraph" style:parent-style-name="Standard">
      <style:text-properties officeooo:rsid="000d3e92" officeooo:paragraph-rsid="000d3e92"/>
    </style:style>
    <style:style style:name="P35" style:family="paragraph" style:parent-style-name="Standard">
      <style:text-properties officeooo:rsid="000dfe94" officeooo:paragraph-rsid="000dfe94"/>
    </style:style>
    <style:style style:name="P36" style:family="paragraph" style:parent-style-name="Standard">
      <style:text-properties officeooo:rsid="000ead86" officeooo:paragraph-rsid="000ead86"/>
    </style:style>
    <style:style style:name="P37" style:family="paragraph" style:parent-style-name="Standard">
      <style:text-properties officeooo:rsid="000eb19e" officeooo:paragraph-rsid="000eb19e"/>
    </style:style>
    <style:style style:name="P38" style:family="paragraph" style:parent-style-name="Standard">
      <style:text-properties officeooo:rsid="001012cc" officeooo:paragraph-rsid="001012cc"/>
    </style:style>
    <style:style style:name="P39" style:family="paragraph" style:parent-style-name="Standard">
      <style:text-properties officeooo:rsid="001019a2" officeooo:paragraph-rsid="001019a2"/>
    </style:style>
    <style:style style:name="P40" style:family="paragraph" style:parent-style-name="Standard">
      <style:text-properties officeooo:rsid="00115ecc" officeooo:paragraph-rsid="00115ecc"/>
    </style:style>
    <style:style style:name="P41" style:family="paragraph" style:parent-style-name="Standard">
      <style:text-properties officeooo:rsid="0012ee7e" officeooo:paragraph-rsid="0012ee7e"/>
    </style:style>
    <style:style style:name="P42" style:family="paragraph" style:parent-style-name="Standard">
      <style:text-properties officeooo:rsid="00172c8a" officeooo:paragraph-rsid="00172c8a"/>
    </style:style>
    <style:style style:name="P43" style:family="paragraph" style:parent-style-name="Standard">
      <style:text-properties officeooo:rsid="00198d9b" officeooo:paragraph-rsid="00198d9b"/>
    </style:style>
    <style:style style:name="P44" style:family="paragraph" style:parent-style-name="Standard">
      <style:text-properties officeooo:rsid="00198d9b" officeooo:paragraph-rsid="001b4d2b"/>
    </style:style>
    <style:style style:name="P45" style:family="paragraph" style:parent-style-name="Standard">
      <style:text-properties officeooo:rsid="00198d9b" officeooo:paragraph-rsid="001bf6af"/>
    </style:style>
    <style:style style:name="P46" style:family="paragraph" style:parent-style-name="Standard">
      <style:text-properties officeooo:rsid="00198d9b" officeooo:paragraph-rsid="001d9eca"/>
    </style:style>
    <style:style style:name="P47" style:family="paragraph" style:parent-style-name="Standard">
      <style:text-properties officeooo:rsid="001ea91a" officeooo:paragraph-rsid="001ea91a"/>
    </style:style>
    <style:style style:name="P48" style:family="paragraph" style:parent-style-name="Standard">
      <style:paragraph-properties style:line-height-at-least="0.503cm"/>
      <style:text-properties fo:color="#ce9178" loext:opacity="100%" fo:background-color="#1e1e1e"/>
    </style:style>
    <style:style style:name="P49" style:family="paragraph" style:parent-style-name="Standard">
      <style:text-properties officeooo:rsid="002086be" officeooo:paragraph-rsid="002086be"/>
    </style:style>
    <style:style style:name="P50" style:family="paragraph" style:parent-style-name="Standard">
      <style:text-properties officeooo:rsid="001b4d2b" officeooo:paragraph-rsid="001b4d2b"/>
    </style:style>
    <style:style style:name="P51" style:family="paragraph" style:parent-style-name="Standard">
      <style:text-properties officeooo:rsid="001bf6af" officeooo:paragraph-rsid="001bf6af"/>
    </style:style>
    <style:style style:name="P52" style:family="paragraph" style:parent-style-name="Standard">
      <style:text-properties officeooo:rsid="001d9eca" officeooo:paragraph-rsid="001d9eca"/>
    </style:style>
    <style:style style:name="P53" style:family="paragraph" style:parent-style-name="Standard">
      <style:text-properties officeooo:rsid="00232cf1" officeooo:paragraph-rsid="00232cf1"/>
    </style:style>
    <style:style style:name="P54" style:family="paragraph" style:parent-style-name="Standard">
      <style:text-properties officeooo:rsid="00243982" officeooo:paragraph-rsid="00243982"/>
    </style:style>
    <style:style style:name="P55" style:family="paragraph" style:parent-style-name="Standard">
      <style:text-properties officeooo:rsid="0026a1b4" officeooo:paragraph-rsid="0026a1b4"/>
    </style:style>
    <style:style style:name="P56" style:family="paragraph" style:parent-style-name="Standard">
      <style:text-properties officeooo:rsid="00271bcb" officeooo:paragraph-rsid="00271bcb"/>
    </style:style>
    <style:style style:name="P57" style:family="paragraph" style:parent-style-name="Standard">
      <style:text-properties officeooo:rsid="00288b50" officeooo:paragraph-rsid="00288b50"/>
    </style:style>
    <style:style style:name="P58" style:family="paragraph" style:parent-style-name="Standard">
      <style:text-properties officeooo:rsid="00298fcd" officeooo:paragraph-rsid="00298fcd"/>
    </style:style>
    <style:style style:name="P59" style:family="paragraph" style:parent-style-name="Standard">
      <style:text-properties fo:color="#6a9955" loext:opacity="100%" style:font-name="Consolas" fo:font-size="10.5pt" fo:font-weight="normal" officeooo:paragraph-rsid="00288b50" fo:background-color="#1e1e1e"/>
    </style:style>
    <style:style style:name="P60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61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62" style:family="paragraph" style:parent-style-name="Standard">
      <style:text-properties officeooo:rsid="00298fcd" officeooo:paragraph-rsid="00298fcd"/>
    </style:style>
    <style:style style:name="P63" style:family="paragraph" style:parent-style-name="Standard">
      <style:text-properties officeooo:rsid="002b59fc" officeooo:paragraph-rsid="002b59fc"/>
    </style:style>
    <style:style style:name="P6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5" style:family="paragraph" style:parent-style-name="Standard">
      <style:text-properties fo:color="#d4d4d4" loext:opacity="100%" officeooo:rsid="002b59fc" officeooo:paragraph-rsid="002b59fc" fo:background-color="#1e1e1e"/>
    </style:style>
    <style:style style:name="P66" style:family="paragraph" style:parent-style-name="Standard">
      <style:text-properties fo:color="#d4d4d4" loext:opacity="100%" officeooo:paragraph-rsid="002b59fc" fo:background-color="#1e1e1e"/>
    </style:style>
    <style:style style:name="P67" style:family="paragraph" style:parent-style-name="Standard">
      <style:text-properties fo:color="#d4d4d4" loext:opacity="100%" officeooo:rsid="002c0cac" officeooo:paragraph-rsid="002c0cac" fo:background-color="#1e1e1e"/>
    </style:style>
    <style:style style:name="P68" style:family="paragraph" style:parent-style-name="Standard">
      <style:text-properties fo:color="#d4d4d4" loext:opacity="100%" officeooo:rsid="002f3cc5" officeooo:paragraph-rsid="002f3cc5" fo:background-color="#1e1e1e"/>
    </style:style>
    <style:style style:name="P69" style:family="paragraph" style:parent-style-name="Standard">
      <style:text-properties fo:color="#d4d4d4" loext:opacity="100%" officeooo:rsid="00305a3e" officeooo:paragraph-rsid="00305a3e" fo:background-color="#1e1e1e"/>
    </style:style>
    <style:style style:name="P70" style:family="paragraph" style:parent-style-name="Standard">
      <style:text-properties fo:color="#d4d4d4" loext:opacity="100%" officeooo:rsid="00324131" officeooo:paragraph-rsid="00324131" fo:background-color="#1e1e1e"/>
    </style:style>
    <style:style style:name="P71" style:family="paragraph" style:parent-style-name="Standard">
      <style:text-properties fo:color="#d4d4d4" loext:opacity="100%" officeooo:rsid="0032647d" officeooo:paragraph-rsid="0032647d" fo:background-color="#1e1e1e"/>
    </style:style>
    <style:style style:name="P7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73" style:family="paragraph" style:parent-style-name="Standard">
      <style:text-properties fo:color="#d4d4d4" loext:opacity="100%" style:font-name="Consolas" fo:font-size="10.5pt" fo:font-weight="normal" officeooo:rsid="003026d8" officeooo:paragraph-rsid="003026d8" fo:background-color="#1e1e1e"/>
    </style:style>
    <style:style style:name="P74" style:family="paragraph" style:parent-style-name="Standard">
      <style:text-properties officeooo:rsid="002b86b4" officeooo:paragraph-rsid="002b86b4"/>
    </style:style>
    <style:style style:name="P75" style:family="paragraph" style:parent-style-name="Standard">
      <style:text-properties officeooo:rsid="002b86b4" officeooo:paragraph-rsid="002e3ee0"/>
    </style:style>
    <style:style style:name="P76" style:family="paragraph" style:parent-style-name="Standard">
      <style:text-properties officeooo:rsid="002c0cac" officeooo:paragraph-rsid="002c0cac"/>
    </style:style>
    <style:style style:name="P77" style:family="paragraph" style:parent-style-name="Standard">
      <style:text-properties officeooo:rsid="002f3cc5" officeooo:paragraph-rsid="002f3cc5"/>
    </style:style>
    <style:style style:name="P78" style:family="paragraph" style:parent-style-name="Standard">
      <style:text-properties officeooo:rsid="003026d8" officeooo:paragraph-rsid="003026d8"/>
    </style:style>
    <style:style style:name="P79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80" style:family="paragraph" style:parent-style-name="Standard">
      <style:paragraph-properties style:line-height-at-least="0.503cm"/>
      <style:text-properties fo:color="#ce9178" loext:opacity="100%" fo:background-color="#1e1e1e"/>
    </style:style>
    <style:style style:name="P81" style:family="paragraph" style:parent-style-name="Standard">
      <style:paragraph-properties style:line-height-at-least="0.503cm"/>
    </style:style>
    <style:style style:name="P82" style:family="paragraph" style:parent-style-name="Standard">
      <style:text-properties officeooo:rsid="00305a3e" officeooo:paragraph-rsid="00305a3e"/>
    </style:style>
    <style:style style:name="P83" style:family="paragraph" style:parent-style-name="Standard">
      <style:text-properties officeooo:rsid="00324131" officeooo:paragraph-rsid="00324131"/>
    </style:style>
    <style:style style:name="P84" style:family="paragraph" style:parent-style-name="Standard">
      <style:text-properties officeooo:rsid="0032647d" officeooo:paragraph-rsid="0032647d"/>
    </style:style>
    <style:style style:name="P85" style:family="paragraph" style:parent-style-name="Standard">
      <style:text-properties officeooo:rsid="000aef18" officeooo:paragraph-rsid="000aef18"/>
    </style:style>
    <style:style style:name="T1" style:family="text">
      <style:text-properties officeooo:rsid="000cd1f3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569cd6" loext:opacity="100%" style:font-name="Consolas" fo:font-size="10.5pt" fo:font-weight="normal" officeooo:rsid="00243982" fo:background-color="#1e1e1e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fo:color="#4ec9b0" loext:opacity="100%" style:font-name="Consolas" fo:font-size="10.5pt" fo:font-weight="normal" fo:background-color="#1e1e1e" loext:char-shading-value="0"/>
    </style:style>
    <style:style style:name="T9" style:family="text">
      <style:text-properties fo:color="#4ec9b0" loext:opacity="100%" style:font-name="Consolas" fo:font-size="10.5pt" fo:font-weight="normal" officeooo:rsid="00243982" fo:background-color="#1e1e1e" loext:char-shading-value="0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size="10.5pt" fo:font-weight="normal" officeooo:rsid="002dfd29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 fo:background-color="#1e1e1e" loext:char-shading-value="0"/>
    </style:style>
    <style:style style:name="T15" style:family="text">
      <style:text-properties fo:color="#c586c0" loext:opacity="100%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fo:color="#c586c0" loext:opacity="100%" style:font-name="Consolas" fo:font-size="10.5pt" fo:font-weight="normal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10.5pt" fo:font-weight="normal"/>
    </style:style>
    <style:style style:name="T20" style:family="text">
      <style:text-properties fo:color="#ce9178" loext:opacity="100%" style:font-name="Consolas" fo:font-size="10.5pt" fo:font-weight="normal" fo:background-color="#1e1e1e" loext:char-shading-value="0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style:font-name="Consolas" fo:font-size="10.5pt" fo:font-weight="normal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10.5pt" fo:font-weight="normal"/>
    </style:style>
    <style:style style:name="T25" style:family="text">
      <style:text-properties fo:color="#9cdcfe" loext:opacity="100%" style:font-name="Consolas" fo:font-size="10.5pt" fo:font-weight="normal" fo:background-color="#1e1e1e" loext:char-shading-value="0"/>
    </style:style>
    <style:style style:name="T26" style:family="text">
      <style:text-properties fo:color="#6a9955" loext:opacity="100%"/>
    </style:style>
    <style:style style:name="T27" style:family="text">
      <style:text-properties fo:color="#6a9955" loext:opacity="100%" style:font-name="Consolas" fo:font-size="10.5pt" fo:font-weight="normal"/>
    </style:style>
    <style:style style:name="T28" style:family="text">
      <style:text-properties fo:color="#d4d4d4" loext:opacity="100%" style:font-name="Consolas" fo:font-size="10.5pt" fo:font-weight="normal" fo:background-color="#1e1e1e" loext:char-shading-value="0"/>
    </style:style>
    <style:style style:name="T29" style:family="text">
      <style:text-properties fo:color="#d4d4d4" loext:opacity="100%" style:font-name="Consolas" fo:font-size="10.5pt" fo:font-weight="normal" officeooo:rsid="00243982" fo:background-color="#1e1e1e" loext:char-shading-value="0"/>
    </style:style>
    <style:style style:name="T30" style:family="text">
      <style:text-properties fo:color="#d4d4d4" loext:opacity="100%" fo:background-color="#1e1e1e" loext:char-shading-value="0"/>
    </style:style>
    <style:style style:name="T31" style:family="text">
      <style:text-properties officeooo:rsid="0015667e"/>
    </style:style>
    <style:style style:name="T32" style:family="text">
      <style:text-properties officeooo:rsid="001ea91a"/>
    </style:style>
    <style:style style:name="T33" style:family="text">
      <style:text-properties officeooo:rsid="00210b6f"/>
    </style:style>
    <style:style style:name="T34" style:family="text">
      <style:text-properties officeooo:rsid="00243982"/>
    </style:style>
    <style:style style:name="T35" style:family="text">
      <style:text-properties officeooo:rsid="0025fb2f"/>
    </style:style>
    <style:style style:name="T36" style:family="text">
      <style:text-properties officeooo:rsid="00344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mailto:info@darynazar.com" text:style-name="Internet_20_link" text:visited-style-name="Visited_20_Internet_20_Link">info@darynazar.com</text:a> <text:span text:style-name="T36">somethingsecret dati blog</text:span></text:p>
      <text:p text:style-name="P2">1-Creo progetto,installo tailwind con auth e disinstallo e rinstallo laravel/mix per evitare problemi</text:p>
      <text:p text:style-name="Standard">composer create-project --prefer-dist laravel/laravel Blog-manual</text:p>
      <text:p text:style-name="Standard"/>
      <text:p text:style-name="Standard">composer require laravel-frontend-presets/tailwindcss --dev </text:p>
      <text:p text:style-name="Standard"/>
      <text:p text:style-name="P1">php artisan ui tailwindcss --auth <text:s text:c="15"/></text:p>
      <text:p text:style-name="P1"/>
      <text:p text:style-name="P1">npm remove laravel-mix </text:p>
      <text:p text:style-name="P1"/>
      <text:p text:style-name="P1">npm install laravel-mix --save-dev </text:p>
      <text:p text:style-name="P1"/>
      <text:p text:style-name="P1">npm install cross-env --save-dev </text:p>
      <text:p text:style-name="P1"/>
      <text:p text:style-name="P3">2-<text:span text:style-name="T1">Creo controller e route per la home </text:span></text:p>
      <text:p text:style-name="P4">creo controller</text:p>
      <text:p text:style-name="P4"/>
      <text:p text:style-name="P4">php artisan make:controller PagesController </text:p>
      <text:p text:style-name="P4"/>
      <text:p text:style-name="P4">dentro controller definisco metodo index che rende <text:s/>index.blade</text:p>
      <text:p text:style-name="P1"/>
      <text:p text:style-name="P21">&lt;?php</text:p>
      <text:p text:style-name="P27"/>
      <text:p text:style-name="P5"><text:span text:style-name="T2">namespace</text:span> <text:span text:style-name="T6">App\Http\Controllers</text:span>;</text:p>
      <text:p text:style-name="P27"/>
      <text:p text:style-name="P5"><text:span text:style-name="T2">use</text:span> Illuminate\Http\<text:span text:style-name="T6">Request</text:span>;</text:p>
      <text:p text:style-name="P27"/>
      <text:p text:style-name="P5"><text:span text:style-name="T2">class</text:span> <text:span text:style-name="T6">PagesController</text:span> <text:span text:style-name="T2">extends</text:span> <text:span text:style-name="T6">Controller</text:span></text:p>
      <text:p text:style-name="P5">{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index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13">view</text:span><text:span text:style-name="T10">(</text:span><text:span text:style-name="T19">'index'</text:span><text:span text:style-name="T10">);</text:span></text:p>
      <text:p text:style-name="P13">    <text:span text:style-name="T10">}</text:span></text:p>
      <text:p text:style-name="P5">}</text:p>
      <text:p text:style-name="P1"/>
      <text:p text:style-name="P4">infine dentro web.php importo controller creato e definisco la rotta che torna metodo index del controller importato</text:p>
      <text:p text:style-name="P28"/>
      <text:p text:style-name="P22">&lt;?php</text:p>
      <text:p text:style-name="P27"/>
      <text:p text:style-name="P5"><text:span text:style-name="T2">use</text:span> Illuminate\Support\Facades\<text:span text:style-name="T6">Route</text:span>;</text:p>
      <text:p text:style-name="P5"><text:span text:style-name="T2">use</text:span> App\Http\Controllers\<text:span text:style-name="T6">PagesController</text:span>;</text:p>
      <text:p text:style-name="P29">/*</text:p>
      <text:p text:style-name="P29">|--------------------------------------------------------------------------</text:p>
      <text:p text:style-name="P29">| Web Routes</text:p>
      <text:p text:style-name="P29">|--------------------------------------------------------------------------</text:p>
      <text:p text:style-name="P29">|</text:p>
      <text:p text:style-name="P29">| Here is where you can register web routes for your application. These</text:p>
      <text:p text:style-name="P29">| routes are loaded by the RouteServiceProvider within a group which</text:p>
      <text:p text:style-name="P29">| contains the "web" middleware group. Now create something great!</text:p>
      <text:p text:style-name="P29">|</text:p>
      <text:p text:style-name="P29">*/</text:p>
      <text:p text:style-name="P27"><text:soft-page-break/></text:p>
      <text:p text:style-name="P5"><text:span text:style-name="T6">Route</text:span>::<text:span text:style-name="T12">get</text:span>(<text:span text:style-name="T18">'/'</text:span>, [<text:span text:style-name="T6">PagesController</text:span>::<text:span text:style-name="T2">class</text:span>, <text:span text:style-name="T18">'index'</text:span>]);</text:p>
      <text:p text:style-name="P27"/>
      <text:p text:style-name="P5"><text:span text:style-name="T6">Auth</text:span>::<text:span text:style-name="T12">routes</text:span>();</text:p>
      <text:p text:style-name="P27"/>
      <text:p text:style-name="P5"><text:span text:style-name="T6">Route</text:span>::<text:span text:style-name="T12">get</text:span>(<text:span text:style-name="T18">'/home'</text:span>, [\App\Http\Controllers\<text:span text:style-name="T6">HomeController</text:span>::<text:span text:style-name="T2">class</text:span>, <text:span text:style-name="T18">'index'</text:span>])-&gt;<text:span text:style-name="T12">name</text:span>(<text:span text:style-name="T18">'home'</text:span>);</text:p>
      <text:p text:style-name="P28"/>
      <text:p text:style-name="P4">3-Creo model post e postcontroller con resource</text:p>
      <text:p text:style-name="P4"/>
      <text:p text:style-name="P4">php artisan make:model Post</text:p>
      <text:p text:style-name="P4"/>
      <text:p text:style-name="P4">php artisan make:controller PostController –resource</text:p>
      <text:p text:style-name="P4"/>
      <text:p text:style-name="P34">dentro web.php importo controller creato e creo rotta che rimandi al mio blog</text:p>
      <text:p text:style-name="P34"/>
      <text:p text:style-name="P23">&lt;?php</text:p>
      <text:p text:style-name="P27"/>
      <text:p text:style-name="P5"><text:span text:style-name="T2">use</text:span> Illuminate\Support\Facades\<text:span text:style-name="T6">Route</text:span>;</text:p>
      <text:p text:style-name="P5"><text:span text:style-name="T2">use</text:span> App\Http\Controllers\<text:span text:style-name="T6">PagesController</text:span>;</text:p>
      <text:p text:style-name="P5"><text:span text:style-name="T2">use</text:span> App\Http\Controllers\<text:span text:style-name="T6">PostController</text:span>;</text:p>
      <text:p text:style-name="P27"/>
      <text:p text:style-name="P29">/*</text:p>
      <text:p text:style-name="P29">|--------------------------------------------------------------------------</text:p>
      <text:p text:style-name="P29">| Web Routes</text:p>
      <text:p text:style-name="P29">|--------------------------------------------------------------------------</text:p>
      <text:p text:style-name="P29">|</text:p>
      <text:p text:style-name="P29">| Here is where you can register web routes for your application. These</text:p>
      <text:p text:style-name="P29">| routes are loaded by the RouteServiceProvider within a group which</text:p>
      <text:p text:style-name="P29">| contains the "web" middleware group. Now create something great!</text:p>
      <text:p text:style-name="P29">|</text:p>
      <text:p text:style-name="P29">*/</text:p>
      <text:p text:style-name="P27"/>
      <text:p text:style-name="P5"><text:span text:style-name="T6">Route</text:span>::<text:span text:style-name="T12">get</text:span>(<text:span text:style-name="T18">'/'</text:span>, [<text:span text:style-name="T6">PagesController</text:span>::<text:span text:style-name="T2">class</text:span>, <text:span text:style-name="T18">'index'</text:span>]);</text:p>
      <text:p text:style-name="P27"/>
      <text:p text:style-name="P5"><text:span text:style-name="T6">Route</text:span>::<text:span text:style-name="T12">resource</text:span>(<text:span text:style-name="T18">'/blog'</text:span>, <text:span text:style-name="T6">PostController</text:span>::<text:span text:style-name="T2">class</text:span>);</text:p>
      <text:p text:style-name="P27"/>
      <text:p text:style-name="P5"><text:span text:style-name="T6">Auth</text:span>::<text:span text:style-name="T12">routes</text:span>();</text:p>
      <text:p text:style-name="P27"/>
      <text:p text:style-name="P5"><text:span text:style-name="T6">Route</text:span>::<text:span text:style-name="T12">get</text:span>(<text:span text:style-name="T18">'/home'</text:span>, [\App\Http\Controllers\<text:span text:style-name="T6">HomeController</text:span>::<text:span text:style-name="T2">class</text:span>, <text:span text:style-name="T18">'index'</text:span>])-&gt;<text:span text:style-name="T12">name</text:span>(<text:span text:style-name="T18">'home'</text:span>);</text:p>
      <text:p text:style-name="P34"/>
      <text:p text:style-name="P35">4-Styling app.blade diventa</text:p>
      <text:p text:style-name="P6"><text:span text:style-name="T21">&lt;!</text:span><text:span text:style-name="T2">doctype</text:span> <text:span text:style-name="T23">html</text:span><text:span text:style-name="T21">&gt;</text:span></text:p>
      <text:p text:style-name="P5"><text:span text:style-name="T21">&lt;</text:span><text:span text:style-name="T2">html</text:span> <text:span text:style-name="T23">lang</text:span>=<text:span text:style-name="T18">"</text:span><text:span text:style-name="T12">{{</text:span><text:span text:style-name="T18"> </text:span><text:span text:style-name="T12">str_replace</text:span><text:span text:style-name="T18">('_', '-', </text:span><text:span text:style-name="T12">app</text:span><text:span text:style-name="T18">()</text:span>-&gt;<text:span text:style-name="T12">getLocale</text:span><text:span text:style-name="T18">()) </text:span><text:span text:style-name="T12">}}</text:span><text:span text:style-name="T18">"</text:span><text:span text:style-name="T21">&gt;</text:span></text:p>
      <text:p text:style-name="P5"><text:span text:style-name="T21">&lt;</text:span><text:span text:style-name="T2">head</text:span><text:span text:style-name="T21">&gt;</text:span></text:p>
      <text:p text:style-name="P13">    <text:span text:style-name="T22">&lt;</text:span><text:span text:style-name="T3">meta</text:span><text:span text:style-name="T10"> </text:span><text:span text:style-name="T24">charset</text:span><text:span text:style-name="T10">=</text:span><text:span text:style-name="T19">"utf-8"</text:span><text:span text:style-name="T22">&gt;</text:span></text:p>
      <text:p text:style-name="P13">    <text:span text:style-name="T22">&lt;</text:span><text:span text:style-name="T3">meta</text:span><text:span text:style-name="T10"> </text:span><text:span text:style-name="T24">name</text:span><text:span text:style-name="T10">=</text:span><text:span text:style-name="T19">"viewport"</text:span><text:span text:style-name="T10"> </text:span><text:span text:style-name="T24">content</text:span><text:span text:style-name="T10">=</text:span><text:span text:style-name="T19">"width=device-width, initial-scale=1"</text:span><text:span text:style-name="T22">&gt;</text:span></text:p>
      <text:p text:style-name="P27"/>
      <text:p text:style-name="P13">    <text:span text:style-name="T27">&lt;!-- CSRF Token --&gt;</text:span></text:p>
      <text:p text:style-name="P13">    <text:span text:style-name="T22">&lt;</text:span><text:span text:style-name="T3">meta</text:span><text:span text:style-name="T10"> </text:span><text:span text:style-name="T24">name</text:span><text:span text:style-name="T10">=</text:span><text:span text:style-name="T19">"csrf-token"</text:span><text:span text:style-name="T10"> </text:span><text:span text:style-name="T24">content</text:span><text:span text:style-name="T10">=</text:span><text:span text:style-name="T19">"</text:span><text:span text:style-name="T13">{{</text:span><text:span text:style-name="T19"> </text:span><text:span text:style-name="T13">csrf_token</text:span><text:span text:style-name="T19">() </text:span><text:span text:style-name="T13">}}</text:span><text:span text:style-name="T19">"</text:span><text:span text:style-name="T22">&gt;</text:span></text:p>
      <text:p text:style-name="P27"><text:soft-page-break/></text:p>
      <text:p text:style-name="P13">    <text:span text:style-name="T22">&lt;</text:span><text:span text:style-name="T3">title</text:span><text:span text:style-name="T22">&gt;</text:span><text:span text:style-name="T13">{{</text:span><text:span text:style-name="T10"> </text:span><text:span text:style-name="T13">config</text:span><text:span text:style-name="T10">(</text:span><text:span text:style-name="T19">'app.name'</text:span><text:span text:style-name="T10">, </text:span><text:span text:style-name="T19">'Laravel'</text:span><text:span text:style-name="T10">) </text:span><text:span text:style-name="T13">}}</text:span><text:span text:style-name="T22">&lt;/</text:span><text:span text:style-name="T3">title</text:span><text:span text:style-name="T22">&gt;</text:span></text:p>
      <text:p text:style-name="P27"/>
      <text:p text:style-name="P13">    <text:span text:style-name="T27">&lt;!-- Scripts --&gt;</text:span></text:p>
      <text:p text:style-name="P13">    <text:span text:style-name="T22">&lt;</text:span><text:span text:style-name="T3">script</text:span><text:span text:style-name="T10"> </text:span><text:span text:style-name="T24">src</text:span><text:span text:style-name="T10">=</text:span><text:span text:style-name="T19">"</text:span><text:span text:style-name="T13">{{</text:span><text:span text:style-name="T19"> </text:span><text:span text:style-name="T13">asset</text:span><text:span text:style-name="T19">('js/app.js') </text:span><text:span text:style-name="T13">}}</text:span><text:span text:style-name="T19">"</text:span><text:span text:style-name="T10"> </text:span><text:span text:style-name="T24">defer</text:span><text:span text:style-name="T22">&gt;&lt;/</text:span><text:span text:style-name="T3">script</text:span><text:span text:style-name="T22">&gt;</text:span></text:p>
      <text:p text:style-name="P13">    </text:p>
      <text:p text:style-name="P13">    <text:span text:style-name="T27">&lt;!-- Styles --&gt;</text:span></text:p>
      <text:p text:style-name="P13">    <text:span text:style-name="T22">&lt;</text:span><text:span text:style-name="T3">link</text:span><text:span text:style-name="T10"> </text:span><text:span text:style-name="T24">href</text:span><text:span text:style-name="T10">=</text:span><text:span text:style-name="T19">"</text:span><text:span text:style-name="T13">{{</text:span><text:span text:style-name="T19"> </text:span><text:span text:style-name="T13">mix</text:span><text:span text:style-name="T19">('css/app.css') </text:span><text:span text:style-name="T13">}}</text:span><text:span text:style-name="T19">"</text:span><text:span text:style-name="T10"> </text:span><text:span text:style-name="T24">rel</text:span><text:span text:style-name="T10">=</text:span><text:span text:style-name="T19">"stylesheet"</text:span><text:span text:style-name="T22">&gt;</text:span></text:p>
      <text:p text:style-name="P5"><text:span text:style-name="T21">&lt;/</text:span><text:span text:style-name="T2">head</text:span><text:span text:style-name="T21">&gt;</text:span></text:p>
      <text:p text:style-name="P5"><text:span text:style-name="T21">&lt;</text:span><text:span text:style-name="T2">body</text:span> <text:span text:style-name="T23">class</text:span>=<text:span text:style-name="T18">"bg-gray-100 h-screen antialiased leading-none font-sans"</text:span><text:span text:style-name="T21">&gt;</text:span></text:p>
      <text:p text:style-name="P13">    <text:span text:style-name="T22">&lt;</text:span><text:span text:style-name="T3">div</text:span><text:span text:style-name="T10"> </text:span><text:span text:style-name="T24">id</text:span><text:span text:style-name="T10">=</text:span><text:span text:style-name="T19">"app"</text:span><text:span text:style-name="T22">&gt;</text:span></text:p>
      <text:p text:style-name="P13">        <text:span text:style-name="T22">&lt;</text:span><text:span text:style-name="T3">header</text:span><text:span text:style-name="T10"> </text:span><text:span text:style-name="T24">class</text:span><text:span text:style-name="T10">=</text:span><text:span text:style-name="T19">"bg-gray-800 py-6"</text:span><text:span text:style-name="T22">&gt;</text:span></text:p>
      <text:p text:style-name="P13">        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container mx-auto flex justify-between items-center px-6"</text:span><text:span text:style-name="T22">&gt;</text:span></text:p>
      <text:p text:style-name="P13">                <text:span text:style-name="T22">&lt;</text:span><text:span text:style-name="T3">div</text:span><text:span text:style-name="T22">&gt;</text:span></text:p>
      <text:p text:style-name="P13">    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</text:span><text:span text:style-name="T13">{{</text:span><text:span text:style-name="T19"> </text:span><text:span text:style-name="T13">url</text:span><text:span text:style-name="T19">('/') </text:span><text:span text:style-name="T13">}}</text:span><text:span text:style-name="T19">"</text:span><text:span text:style-name="T10"> </text:span><text:span text:style-name="T24">class</text:span><text:span text:style-name="T10">=</text:span><text:span text:style-name="T19">"text-lg font-semibold text-gray-100 no-underline"</text:span><text:span text:style-name="T22">&gt;</text:span></text:p>
      <text:p text:style-name="P13">                        <text:span text:style-name="T13">{{</text:span><text:span text:style-name="T10"> </text:span><text:span text:style-name="T13">config</text:span><text:span text:style-name="T10">(</text:span><text:span text:style-name="T19">'app.name'</text:span><text:span text:style-name="T10">, </text:span><text:span text:style-name="T19">'Laravel'</text:span><text:span text:style-name="T10">) </text:span><text:span text:style-name="T13">}}</text:span></text:p>
      <text:p text:style-name="P13">                    <text:span text:style-name="T22">&lt;/</text:span><text:span text:style-name="T3">a</text:span><text:span text:style-name="T22">&gt;</text:span></text:p>
      <text:p text:style-name="P13">                <text:span text:style-name="T22">&lt;/</text:span><text:span text:style-name="T3">div</text:span><text:span text:style-name="T22">&gt;</text:span></text:p>
      <text:p text:style-name="P13">                <text:span text:style-name="T22">&lt;</text:span><text:span text:style-name="T3">nav</text:span><text:span text:style-name="T10"> </text:span><text:span text:style-name="T24">class</text:span><text:span text:style-name="T10">=</text:span><text:span text:style-name="T19">"space-x-4 text-gray-300 text-sm sm:text-base"</text:span><text:span text:style-name="T22">&gt;</text:span></text:p>
      <text:p text:style-name="P13">    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/"</text:span><text:span text:style-name="T10"> </text:span><text:span text:style-name="T24">class</text:span><text:span text:style-name="T10">=</text:span><text:span text:style-name="T19">"no-underline hover:underline"</text:span><text:span text:style-name="T22">&gt;</text:span><text:span text:style-name="T10">Home</text:span><text:span text:style-name="T22">&lt;/</text:span><text:span text:style-name="T3">a</text:span><text:span text:style-name="T22">&gt;</text:span></text:p>
      <text:p text:style-name="P13">    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/blog"</text:span><text:span text:style-name="T10"> </text:span><text:span text:style-name="T24">class</text:span><text:span text:style-name="T10">=</text:span><text:span text:style-name="T19">"no-underline hover:underline"</text:span><text:span text:style-name="T22">&gt;</text:span><text:span text:style-name="T10">Blog</text:span><text:span text:style-name="T22">&lt;/</text:span><text:span text:style-name="T3">a</text:span><text:span text:style-name="T22">&gt;</text:span></text:p>
      <text:p text:style-name="P13">                    <text:span text:style-name="T3">@guest</text:span></text:p>
      <text:p text:style-name="P13">                        <text:span text:style-name="T22">&lt;</text:span><text:span text:style-name="T3">a</text:span><text:span text:style-name="T10"> </text:span><text:span text:style-name="T24">class</text:span><text:span text:style-name="T10">=</text:span><text:span text:style-name="T19">"no-underline hover:underline"</text:span><text:span text:style-name="T10"> </text:span><text:span text:style-name="T24">href</text:span><text:span text:style-name="T10">=</text:span><text:span text:style-name="T19">"</text:span><text:span text:style-name="T13">{{</text:span><text:span text:style-name="T19"> </text:span><text:span text:style-name="T13">route</text:span><text:span text:style-name="T19">('login') </text:span><text:span text:style-name="T13">}}</text:span><text:span text:style-name="T19">"</text:span><text:span text:style-name="T22">&gt;</text:span><text:span text:style-name="T13">{{</text:span><text:span text:style-name="T10"> </text:span><text:span text:style-name="T13">__</text:span><text:span text:style-name="T10">(</text:span><text:span text:style-name="T19">'Login'</text:span><text:span text:style-name="T10">) </text:span><text:span text:style-name="T13">}}</text:span><text:span text:style-name="T22">&lt;/</text:span><text:span text:style-name="T3">a</text:span><text:span text:style-name="T22">&gt;</text:span></text:p>
      <text:p text:style-name="P13">                        <text:span text:style-name="T3">@if </text:span><text:span text:style-name="T10">(</text:span><text:span text:style-name="T7">Route</text:span><text:span text:style-name="T10">::</text:span><text:span text:style-name="T13">has</text:span><text:span text:style-name="T10">(</text:span><text:span text:style-name="T19">'register'</text:span><text:span text:style-name="T10">))</text:span></text:p>
      <text:p text:style-name="P13">                            <text:span text:style-name="T22">&lt;</text:span><text:span text:style-name="T3">a</text:span><text:span text:style-name="T10"> </text:span><text:span text:style-name="T24">class</text:span><text:span text:style-name="T10">=</text:span><text:span text:style-name="T19">"no-underline hover:underline"</text:span><text:span text:style-name="T10"> </text:span><text:span text:style-name="T24">href</text:span><text:span text:style-name="T10">=</text:span><text:span text:style-name="T19">"</text:span><text:span text:style-name="T13">{{</text:span><text:span text:style-name="T19"> </text:span><text:span text:style-name="T13">route</text:span><text:span text:style-name="T19">('register') </text:span><text:span text:style-name="T13">}}</text:span><text:span text:style-name="T19">"</text:span><text:span text:style-name="T22">&gt;</text:span><text:span text:style-name="T13">{{</text:span><text:span text:style-name="T10"> </text:span><text:span text:style-name="T13">__</text:span><text:span text:style-name="T10">(</text:span><text:span text:style-name="T19">'Register'</text:span><text:span text:style-name="T10">) </text:span><text:span text:style-name="T13">}}</text:span><text:span text:style-name="T22">&lt;/</text:span><text:span text:style-name="T3">a</text:span><text:span text:style-name="T22">&gt;</text:span></text:p>
      <text:p text:style-name="P13">                        <text:span text:style-name="T3">@endif</text:span></text:p>
      <text:p text:style-name="P13">                    <text:span text:style-name="T3">@else</text:span></text:p>
      <text:p text:style-name="P13">                        <text:span text:style-name="T22">&lt;</text:span><text:span text:style-name="T3">span</text:span><text:span text:style-name="T22">&gt;</text:span><text:span text:style-name="T13">{{</text:span><text:span text:style-name="T10"> </text:span><text:span text:style-name="T7">Auth</text:span><text:span text:style-name="T10">::</text:span><text:span text:style-name="T13">user</text:span><text:span text:style-name="T10">()-&gt;</text:span><text:span text:style-name="T24">name</text:span><text:span text:style-name="T10"> </text:span><text:span text:style-name="T13">}}</text:span><text:span text:style-name="T22">&lt;/</text:span><text:span text:style-name="T3">span</text:span><text:span text:style-name="T22">&gt;</text:span></text:p>
      <text:p text:style-name="P27"/>
      <text:p text:style-name="P13">        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</text:span><text:span text:style-name="T13">{{</text:span><text:span text:style-name="T19"> </text:span><text:span text:style-name="T13">route</text:span><text:span text:style-name="T19">('logout') </text:span><text:span text:style-name="T13">}}</text:span><text:span text:style-name="T19">"</text:span></text:p>
      <text:p text:style-name="P13">                           <text:span text:style-name="T24">class</text:span><text:span text:style-name="T10">=</text:span><text:span text:style-name="T19">"no-underline hover:underline"</text:span></text:p>
      <text:p text:style-name="P13">                           <text:span text:style-name="T24">onclick</text:span><text:span text:style-name="T10">=</text:span><text:span text:style-name="T19">"</text:span><text:span text:style-name="T24">event</text:span><text:span text:style-name="T19">.</text:span><text:span text:style-name="T13">preventDefault</text:span><text:span text:style-name="T19">();</text:span></text:p>
      <text:p text:style-name="P13"><text:span text:style-name="T18">                                </text:span><text:span text:style-name="T24">document</text:span><text:span text:style-name="T19">.</text:span><text:span text:style-name="T13">getElementById</text:span><text:span text:style-name="T19">('logout-form').</text:span><text:span text:style-name="T13">submit</text:span><text:span text:style-name="T19">();"</text:span><text:span text:style-name="T22">&gt;</text:span><text:span text:style-name="T13">{{</text:span><text:span text:style-name="T10"> </text:span><text:span text:style-name="T13">__</text:span><text:span text:style-name="T10">(</text:span><text:span text:style-name="T19">'Logout'</text:span><text:span text:style-name="T10">) </text:span><text:span text:style-name="T13">}}</text:span><text:span text:style-name="T22">&lt;/</text:span><text:span text:style-name="T3">a</text:span><text:span text:style-name="T22">&gt;</text:span></text:p>
      <text:p text:style-name="P13">                        <text:span text:style-name="T22">&lt;</text:span><text:span text:style-name="T3">form</text:span><text:span text:style-name="T10"> </text:span><text:span text:style-name="T24">id</text:span><text:span text:style-name="T10">=</text:span><text:span text:style-name="T19">"logout-form"</text:span><text:span text:style-name="T10"> </text:span><text:span text:style-name="T24">action</text:span><text:span text:style-name="T10">=</text:span><text:span text:style-name="T19">"</text:span><text:span text:style-name="T13">{{</text:span><text:span text:style-name="T19"> </text:span><text:span text:style-name="T13">route</text:span><text:span text:style-name="T19">('logout') </text:span><text:span text:style-name="T13">}}</text:span><text:span text:style-name="T19">"</text:span><text:span text:style-name="T10"> </text:span><text:span text:style-name="T24">method</text:span><text:span text:style-name="T10">=</text:span><text:span text:style-name="T19">"POST"</text:span><text:span text:style-name="T10"> </text:span><text:span text:style-name="T24">class</text:span><text:span text:style-name="T10">=</text:span><text:span text:style-name="T19">"hidden"</text:span><text:span text:style-name="T22">&gt;</text:span></text:p>
      <text:p text:style-name="P13">                            <text:span text:style-name="T13">{{</text:span><text:span text:style-name="T10"> </text:span><text:span text:style-name="T13">csrf_field</text:span><text:span text:style-name="T10">() </text:span><text:span text:style-name="T13">}}</text:span></text:p>
      <text:p text:style-name="P13">                        <text:span text:style-name="T22">&lt;/</text:span><text:span text:style-name="T3">form</text:span><text:span text:style-name="T22">&gt;</text:span></text:p>
      <text:p text:style-name="P13">                    <text:span text:style-name="T3">@endguest</text:span></text:p>
      <text:p text:style-name="P13">                <text:span text:style-name="T22">&lt;/</text:span><text:span text:style-name="T3">nav</text:span><text:span text:style-name="T22">&gt;</text:span></text:p>
      <text:p text:style-name="P13">            <text:span text:style-name="T22">&lt;/</text:span><text:span text:style-name="T3">div</text:span><text:span text:style-name="T22">&gt;</text:span></text:p>
      <text:p text:style-name="P13">        <text:span text:style-name="T22">&lt;/</text:span><text:span text:style-name="T3">header</text:span><text:span text:style-name="T22">&gt;</text:span></text:p>
      <text:p text:style-name="P27"/>
      <text:p text:style-name="P13">        <text:span text:style-name="T22">&lt;</text:span><text:span text:style-name="T3">div</text:span><text:span text:style-name="T22">&gt;</text:span></text:p>
      <text:p text:style-name="P13">            <text:span text:style-name="T3">@yield</text:span><text:span text:style-name="T10">(</text:span><text:span text:style-name="T19">'content'</text:span><text:span text:style-name="T10">)</text:span></text:p>
      <text:p text:style-name="P13">        <text:span text:style-name="T22">&lt;/</text:span><text:span text:style-name="T3">div</text:span><text:span text:style-name="T22">&gt;</text:span></text:p>
      <text:p text:style-name="P27"/>
      <text:p text:style-name="P13">        <text:span text:style-name="T22">&lt;</text:span><text:span text:style-name="T3">div</text:span><text:span text:style-name="T22">&gt;</text:span></text:p>
      <text:p text:style-name="P13"><text:soft-page-break/>            <text:span text:style-name="T3">@include</text:span><text:span text:style-name="T10">(</text:span><text:span text:style-name="T19">'layouts.footer'</text:span><text:span text:style-name="T10">)</text:span></text:p>
      <text:p text:style-name="P13">        <text:span text:style-name="T22">&lt;/</text:span><text:span text:style-name="T3">div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5"><text:span text:style-name="T21">&lt;/</text:span><text:span text:style-name="T2">body</text:span><text:span text:style-name="T21">&gt;</text:span></text:p>
      <text:p text:style-name="P5"><text:span text:style-name="T21">&lt;/</text:span><text:span text:style-name="T2">html</text:span><text:span text:style-name="T21">&gt;</text:span></text:p>
      <text:p text:style-name="P35"/>
      <text:p text:style-name="P36">Creo homepage</text:p>
      <text:p text:style-name="P35"/>
      <text:p text:style-name="P36">5-Creo cartella blog con dentro index.blade e dentro metodo index di PostController ritorno view dentro metodo index</text:p>
      <text:p text:style-name="P36"/>
      <text:p text:style-name="P14">    <text:span text:style-name="T3">public</text:span><text:span text:style-name="T10"> </text:span><text:span text:style-name="T3">function</text:span><text:span text:style-name="T10"> </text:span><text:span text:style-name="T13">index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13">view</text:span><text:span text:style-name="T10">(</text:span><text:span text:style-name="T19">'blog.index'</text:span><text:span text:style-name="T10">);</text:span></text:p>
      <text:p text:style-name="P13">    <text:span text:style-name="T10">}</text:span></text:p>
      <text:p text:style-name="P37"/>
      <text:p text:style-name="P38">definisco style pagina index dentro blog</text:p>
      <text:p text:style-name="P38"/>
      <text:p text:style-name="P38">6-Creo migration</text:p>
      <text:p text:style-name="P38">php artisan make:migration posts</text:p>
      <text:p text:style-name="P38"/>
      <text:p text:style-name="P39">dentro posts migration definisco le righe della table e come collegarla a table user</text:p>
      <text:p text:style-name="P39"/>
      <text:p text:style-name="P15">        <text:span text:style-name="T7">Schema</text:span><text:span text:style-name="T10">::</text:span><text:span text:style-name="T13">create</text:span><text:span text:style-name="T10">(</text:span><text:span text:style-name="T19">'posts'</text:span><text:span text:style-name="T10">, </text:span><text:span text:style-name="T3">function</text:span><text:span text:style-name="T10"> (</text:span><text:span text:style-name="T7">Blueprint</text:span><text:span text:style-name="T10"> </text:span><text:span text:style-name="T24">$table</text:span><text:span text:style-name="T10">) {</text:span></text:p>
      <text:p text:style-name="P13">            <text:span text:style-name="T24">$table</text:span><text:span text:style-name="T10">-&gt;</text:span><text:span text:style-name="T13">increments</text:span><text:span text:style-name="T10">(</text:span><text:span text:style-name="T19">'id'</text:span><text:span text:style-name="T10">);</text:span></text:p>
      <text:p text:style-name="P13">            <text:span text:style-name="T24">$table</text:span><text:span text:style-name="T10">-&gt;</text:span><text:span text:style-name="T13">string</text:span><text:span text:style-name="T10">(</text:span><text:span text:style-name="T19">'slug'</text:span><text:span text:style-name="T10">);</text:span></text:p>
      <text:p text:style-name="P13">            <text:span text:style-name="T24">$table</text:span><text:span text:style-name="T10">-&gt;</text:span><text:span text:style-name="T13">string</text:span><text:span text:style-name="T10">(</text:span><text:span text:style-name="T19">'title'</text:span><text:span text:style-name="T10">);</text:span></text:p>
      <text:p text:style-name="P13">            <text:span text:style-name="T24">$table</text:span><text:span text:style-name="T10">-&gt;</text:span><text:span text:style-name="T13">longText</text:span><text:span text:style-name="T10">(</text:span><text:span text:style-name="T19">'description'</text:span><text:span text:style-name="T10">);</text:span></text:p>
      <text:p text:style-name="P13">            <text:span text:style-name="T24">$table</text:span><text:span text:style-name="T10">-&gt;</text:span><text:span text:style-name="T13">string</text:span><text:span text:style-name="T10">(</text:span><text:span text:style-name="T19">'image_path'</text:span><text:span text:style-name="T10">);</text:span></text:p>
      <text:p text:style-name="P13">            <text:span text:style-name="T24">$table</text:span><text:span text:style-name="T10">-&gt;</text:span><text:span text:style-name="T13">timestamps</text:span><text:span text:style-name="T10">();</text:span></text:p>
      <text:p text:style-name="P13">            <text:span text:style-name="T24">$table</text:span><text:span text:style-name="T10">-&gt;</text:span><text:span text:style-name="T13">unsignedBigInteger</text:span><text:span text:style-name="T10">(</text:span><text:span text:style-name="T19">'user_id'</text:span><text:span text:style-name="T10">);</text:span></text:p>
      <text:p text:style-name="P13">            <text:span text:style-name="T24">$table</text:span><text:span text:style-name="T10">-&gt;</text:span><text:span text:style-name="T13">foreign</text:span><text:span text:style-name="T10">(</text:span><text:span text:style-name="T19">'user_id'</text:span><text:span text:style-name="T10">)-&gt;</text:span><text:span text:style-name="T13">references</text:span><text:span text:style-name="T10">(</text:span><text:span text:style-name="T19">'id'</text:span><text:span text:style-name="T10">)-&gt;</text:span><text:span text:style-name="T13">on</text:span><text:span text:style-name="T10">(</text:span><text:span text:style-name="T19">'users'</text:span><text:span text:style-name="T10">);</text:span></text:p>
      <text:p text:style-name="P13">        <text:span text:style-name="T10">}); </text:span></text:p>
      <text:p text:style-name="P39"/>
      <text:p text:style-name="P39">dopodiché le migro php artisan migrate,</text:p>
      <text:p text:style-name="P40">registro user e inserisco primo post da mysql</text:p>
      <text:p text:style-name="P40"/>
      <text:p text:style-name="P40">INSERT INTO posts(slug, title, description, image_path, user_id) VALUES('first-post', 'First Post', 'Description first post', 'test', 1); </text:p>
      <text:p text:style-name="P40"/>
      <text:p text:style-name="P41">importo i dati del database dentro al blog quindi dentro postcontroller importo il model post e lo incapsulo dentro variabile post</text:p>
      <text:p text:style-name="P25">&lt;?php</text:p>
      <text:p text:style-name="P27"/>
      <text:p text:style-name="P5"><text:span text:style-name="T2">namespace</text:span> <text:span text:style-name="T6">App\Http\Controllers</text:span>;</text:p>
      <text:p text:style-name="P27"/>
      <text:p text:style-name="P5"><text:span text:style-name="T2">use</text:span> Illuminate\Http\<text:span text:style-name="T6">Request</text:span>;</text:p>
      <text:p text:style-name="Standard"><text:span text:style-name="T4">use</text:span><text:span text:style-name="T28"> App\Models\</text:span><text:span text:style-name="T8">Post</text:span><text:span text:style-name="T28">; </text:span><text:s/><text:span text:style-name="T31">importo model post</text:span></text:p>
      <text:p text:style-name="P27"/>
      <text:p text:style-name="P5"><text:span text:style-name="T2">class</text:span> <text:span text:style-name="T6">PostController</text:span> <text:span text:style-name="T2">extends</text:span> <text:span text:style-name="T6">Controller</text:span></text:p>
      <text:p text:style-name="P5">{</text:p>
      <text:p text:style-name="P13">    <text:span text:style-name="T27">/**</text:span></text:p>
      <text:p text:style-name="P33"><text:soft-page-break/>     <text:span text:style-name="T10">* Display a listing of the resource.</text:span></text:p>
      <text:p text:style-name="P33">     <text:span text:style-name="T10">*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index</text:span><text:span text:style-name="T10">()</text:span></text:p>
      <text:p text:style-name="P13">    <text:span text:style-name="T10">{</text:span></text:p>
      <text:p text:style-name="Standard"><text:span text:style-name="T30">        </text:span><text:span text:style-name="T25">$post</text:span><text:span text:style-name="T28"> = </text:span><text:span text:style-name="T8">Post</text:span><text:span text:style-name="T28">::</text:span><text:span text:style-name="T14">all</text:span><text:span text:style-name="T28">(); </text:span><text:s/><text:span text:style-name="T31">incapsulo modelpost che richiama tutti i dati dentro variabile post e mettendolo dentro funzione index posso lavorare dati dentro blog.index</text:span></text:p>
      <text:p text:style-name="Standard"><text:span text:style-name="T30">        </text:span><text:span text:style-name="T17">return</text:span><text:span text:style-name="T28"> </text:span><text:span text:style-name="T14">view</text:span><text:span text:style-name="T28">(</text:span><text:span text:style-name="T20">'blog.index'</text:span><text:span text:style-name="T28">); </text:span><text:s/></text:p>
      <text:p text:style-name="P13">    <text:span text:style-name="T10">}</text:span></text:p>
      <text:p text:style-name="P5"/>
      <text:p text:style-name="P5"><text:span text:style-name="T15">return</text:span> <text:span text:style-name="T12">view</text:span>(<text:span text:style-name="T18">'blog.index'</text:span>)-&gt;<text:span text:style-name="T12">with</text:span>(<text:span text:style-name="T18">'posts'</text:span>, <text:span text:style-name="T6">Post</text:span>::<text:span text:style-name="T12">orderBy</text:span>(<text:span text:style-name="T18">'updated_at'</text:span>, <text:span text:style-name="T18">'DESC'</text:span>)-&gt;<text:span text:style-name="T12">get</text:span>());</text:p>
      <text:p text:style-name="P5"/>
      <text:p text:style-name="P9">posts sara il nome della variabile da chiamare nella blade per chiamare dati</text:p>
      <text:p text:style-name="P42">i dati posso anche passargli cosi e gli ordino in ordine discedente secondo colonna updated</text:p>
      <text:p text:style-name="P42"/>
      <text:p text:style-name="P43">dentro i 2 model user e post definisco che un utente puó avere molti post e un post puó avere un solo user</text:p>
      <text:p text:style-name="P43"/>
      <text:p text:style-name="P44">dentro post</text:p>
      <text:p text:style-name="P16">    <text:span text:style-name="T3">public</text:span><text:span text:style-name="T10"> </text:span><text:span text:style-name="T3">function</text:span><text:span text:style-name="T10"> </text:span><text:span text:style-name="T13">user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3">$this</text:span><text:span text:style-name="T10">-&gt;</text:span><text:span text:style-name="T13">belongsTo</text:span><text:span text:style-name="T10">(</text:span><text:span text:style-name="T7">User</text:span><text:span text:style-name="T10">::</text:span><text:span text:style-name="T3">class</text:span><text:span text:style-name="T10">);</text:span></text:p>
      <text:p text:style-name="P13">    <text:span text:style-name="T10">}</text:span></text:p>
      <text:p text:style-name="P44"/>
      <text:p text:style-name="P50">dentro user</text:p>
      <text:p text:style-name="P16">    <text:span text:style-name="T3">public</text:span><text:span text:style-name="T10"> </text:span><text:span text:style-name="T3">function</text:span><text:span text:style-name="T10"> </text:span><text:span text:style-name="T13">post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3">$this</text:span><text:span text:style-name="T10">-&gt;</text:span><text:span text:style-name="T13">hasMany</text:span><text:span text:style-name="T10">(</text:span><text:span text:style-name="T7">Post</text:span><text:span text:style-name="T10">::</text:span><text:span text:style-name="T3">class</text:span><text:span text:style-name="T10">);</text:span></text:p>
      <text:p text:style-name="P13">    <text:span text:style-name="T10">}</text:span></text:p>
      <text:p text:style-name="P44"/>
      <text:p text:style-name="P51">dentro blog.index.blade </text:p>
      <text:p text:style-name="P7">Creo ciclo che cicla variabile posts definita dentro postcontroller index e printa title <text:span text:style-name="T12">{{</text:span> <text:span text:style-name="T23">$post</text:span>-&gt;<text:span text:style-name="T23">title</text:span> <text:span text:style-name="T12">}}</text:span>, userbane prendendolo dalla table user <text:span text:style-name="T12">{{</text:span> <text:span text:style-name="T23">$post</text:span>-&gt;<text:span text:style-name="T23">user</text:span>-&gt;<text:span text:style-name="T23">name</text:span> <text:span text:style-name="T12">}}</text:span></text:p>
      <text:p text:style-name="P5">data di creazione definisco formato data e converto stringa in tempo <text:span text:style-name="T12">{{</text:span> <text:span text:style-name="T12">date</text:span>(<text:span text:style-name="T18">'jS M Y'</text:span>, <text:span text:style-name="T12">strtotime</text:span>(<text:span text:style-name="T23">$post</text:span>-&gt;<text:span text:style-name="T23">updated_at</text:span>)) <text:span text:style-name="T12">}}</text:span> e link lo rendo reattivo dandogli href con slug</text:p>
      <text:p text:style-name="P5">href="/blog/<text:span text:style-name="T12">{{</text:span> <text:span text:style-name="T23">$post</text:span>-&gt;<text:span text:style-name="T23">slug</text:span> <text:span text:style-name="T12">}}</text:span></text:p>
      <text:p text:style-name="P5"><text:span text:style-name="T2">@foreach </text:span>(<text:span text:style-name="T23">$posts</text:span> as <text:span text:style-name="T23">$post</text:span> )</text:p>
      <text:p text:style-name="P13">    </text:p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sm:grid grid-cols-2 gap-20 w-4/5 mx-auto py-15 border-b border-gray-200"</text:span><text:span text:style-name="T22">&gt;</text:span></text:p>
      <text:p text:style-name="P13">        <text:span text:style-name="T22">&lt;</text:span><text:span text:style-name="T3">div</text:span><text:span text:style-name="T22">&gt;</text:span></text:p>
      <text:p text:style-name="P13">            <text:span text:style-name="T22">&lt;</text:span><text:span text:style-name="T3">img</text:span><text:span text:style-name="T10"> </text:span><text:span text:style-name="T24">width</text:span><text:span text:style-name="T10">=</text:span><text:span text:style-name="T19">"700px"</text:span><text:span text:style-name="T10"> </text:span><text:span text:style-name="T24">src</text:span><text:span text:style-name="T10">=</text:span><text:span text:style-name="T19">"https://cdn.pixabay.com/photo/2014/05/03/01/03/laptop-336704_960_720.jpg"</text:span><text:span text:style-name="T10"> </text:span><text:span text:style-name="T24">alt</text:span><text:span text:style-name="T10">=</text:span><text:span text:style-name="T19">""</text:span><text:span text:style-name="T22">&gt;</text:span></text:p>
      <text:p text:style-name="P13">        <text:span text:style-name="T22">&lt;/</text:span><text:span text:style-name="T3">div</text:span><text:span text:style-name="T22">&gt;</text:span></text:p>
      <text:p text:style-name="P27"/>
      <text:p text:style-name="P13">        <text:span text:style-name="T22">&lt;</text:span><text:span text:style-name="T3">div</text:span><text:span text:style-name="T22">&gt;</text:span></text:p>
      <text:p text:style-name="P13">            <text:span text:style-name="T22">&lt;</text:span><text:span text:style-name="T3">h2</text:span><text:span text:style-name="T10"> </text:span><text:span text:style-name="T24">class</text:span><text:span text:style-name="T10">=</text:span><text:span text:style-name="T19">"text-gray-700 font-bols text-5xl pb-4"</text:span><text:span text:style-name="T22">&gt;</text:span></text:p>
      <text:p text:style-name="P13"><text:soft-page-break/>                <text:span text:style-name="T13">{{</text:span><text:span text:style-name="T10"> </text:span><text:span text:style-name="T24">$post</text:span><text:span text:style-name="T10">-&gt;</text:span><text:span text:style-name="T24">title</text:span><text:span text:style-name="T10"> </text:span><text:span text:style-name="T13">}}</text:span></text:p>
      <text:p text:style-name="P13">            <text:span text:style-name="T22">&lt;/</text:span><text:span text:style-name="T3">h2</text:span><text:span text:style-name="T22">&gt;</text:span></text:p>
      <text:p text:style-name="P13">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text-gray-500"</text:span><text:span text:style-name="T22">&gt;</text:span></text:p>
      <text:p text:style-name="P13">                <text:span text:style-name="T10">By </text:span><text:span text:style-name="T22">&lt;</text:span><text:span text:style-name="T3">span</text:span><text:span text:style-name="T10"> </text:span><text:span text:style-name="T24">class</text:span><text:span text:style-name="T10">=</text:span><text:span text:style-name="T19">"font-bold italic text-gray-800"</text:span><text:span text:style-name="T22">&gt;</text:span></text:p>
      <text:p text:style-name="P13">                    <text:span text:style-name="T13">{{</text:span><text:span text:style-name="T10"> </text:span><text:span text:style-name="T24">$post</text:span><text:span text:style-name="T10">-&gt;</text:span><text:span text:style-name="T24">user</text:span><text:span text:style-name="T10">-&gt;</text:span><text:span text:style-name="T24">name</text:span><text:span text:style-name="T10"> </text:span><text:span text:style-name="T13">}}</text:span></text:p>
      <text:p text:style-name="P13">                <text:span text:style-name="T22">&lt;/</text:span><text:span text:style-name="T3">span</text:span><text:span text:style-name="T22">&gt;</text:span><text:span text:style-name="T10"> Created pn </text:span><text:span text:style-name="T13">{{</text:span><text:span text:style-name="T10"> </text:span><text:span text:style-name="T13">date</text:span><text:span text:style-name="T10">(</text:span><text:span text:style-name="T19">'jS M Y'</text:span><text:span text:style-name="T10">, </text:span><text:span text:style-name="T13">strtotime</text:span><text:span text:style-name="T10">(</text:span><text:span text:style-name="T24">$post</text:span><text:span text:style-name="T10">-&gt;</text:span><text:span text:style-name="T24">updated_at</text:span><text:span text:style-name="T10">)) </text:span><text:span text:style-name="T13">}}</text:span></text:p>
      <text:p text:style-name="P13">            <text:span text:style-name="T22">&lt;/</text:span><text:span text:style-name="T3">span</text:span><text:span text:style-name="T22">&gt;</text:span></text:p>
      <text:p text:style-name="P13">            <text:span text:style-name="T22">&lt;</text:span><text:span text:style-name="T3">p</text:span><text:span text:style-name="T10"> </text:span><text:span text:style-name="T24">class</text:span><text:span text:style-name="T10">=</text:span><text:span text:style-name="T19">"text-xl text-gray-700 pt-8 pb-10 leading-8 font-light"</text:span><text:span text:style-name="T22">&gt;</text:span></text:p>
      <text:p text:style-name="P13">                <text:span text:style-name="T13">{{</text:span><text:span text:style-name="T10"> </text:span><text:span text:style-name="T24">$post</text:span><text:span text:style-name="T10">-&gt;</text:span><text:span text:style-name="T24">description</text:span><text:span text:style-name="T10"> </text:span><text:span text:style-name="T13">}}</text:span></text:p>
      <text:p text:style-name="P13">            <text:span text:style-name="T22">&lt;/</text:span><text:span text:style-name="T3">p</text:span><text:span text:style-name="T22">&gt;</text:span></text:p>
      <text:p text:style-name="P13">            <text:span text:style-name="T22">&lt;</text:span><text:span text:style-name="T3">a</text:span><text:span text:style-name="T10"> </text:span><text:span text:style-name="T24">class</text:span><text:span text:style-name="T10">=</text:span><text:span text:style-name="T19">"uppercase bg-blue-500 text-gray-100 text-lg font-extrabold py-4 px-8 rounded-3xl"</text:span><text:span text:style-name="T10"> </text:span><text:span text:style-name="T24">href</text:span><text:span text:style-name="T10">=</text:span><text:span text:style-name="T19">"/blog/</text:span><text:span text:style-name="T13">{{</text:span><text:span text:style-name="T19"> </text:span><text:span text:style-name="T24">$post</text:span><text:span text:style-name="T10">-&gt;</text:span><text:span text:style-name="T24">slug</text:span><text:span text:style-name="T19"> </text:span><text:span text:style-name="T13">}}</text:span><text:span text:style-name="T19">"</text:span><text:span text:style-name="T22">&gt;</text:span></text:p>
      <text:p text:style-name="P13">                <text:span text:style-name="T10">Keep reading</text:span></text:p>
      <text:p text:style-name="P13">            <text:span text:style-name="T22">&lt;/</text:span><text:span text:style-name="T3">a</text:span><text:span text:style-name="T22">&gt;</text:span></text:p>
      <text:p text:style-name="P13">        <text:span text:style-name="T22">&lt;/</text:span><text:span text:style-name="T3">div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24">@endforeach</text:p>
      <text:p text:style-name="P45"/>
      <text:p text:style-name="P52">dentro index aggiungo bottone per aggiungere post che compare solo se si é loggati e registrati</text:p>
      <text:p text:style-name="P46"/>
      <text:p text:style-name="P30">{{-- Aggiungo if per controllare se utente é loggato e registrato altrimenti non puó aggiungere post --}}</text:p>
      <text:p text:style-name="P5"><text:span text:style-name="T2">@if</text:span>(<text:span text:style-name="T6">Auth</text:span>::<text:span text:style-name="T12">check</text:span>())</text:p>
      <text:p text:style-name="P5"><text:span text:style-name="T21">&lt;</text:span><text:span text:style-name="T2">div</text:span> <text:span text:style-name="T23">class</text:span>=<text:span text:style-name="T18">"pt-15 w-4/5 m-auto"</text:span><text:span text:style-name="T21">&gt;</text:span></text:p>
      <text:p text:style-name="P13">    <text:span text:style-name="T22">&lt;</text:span><text:span text:style-name="T3">a</text:span><text:span text:style-name="T10"> </text:span><text:span text:style-name="T24">href</text:span><text:span text:style-name="T10">=</text:span><text:span text:style-name="T19">"/blog/create"</text:span><text:span text:style-name="T10"> </text:span><text:span text:style-name="T24">class</text:span><text:span text:style-name="T10">=</text:span><text:span text:style-name="T19">"bg-blue-500 uppercase bg-transparent text-gray-100 text-xs font-extrabold py-3 px-5 rounded-3xl"</text:span><text:span text:style-name="T22">&gt;</text:span></text:p>
      <text:p text:style-name="P13">        <text:span text:style-name="T10">Create post</text:span></text:p>
      <text:p text:style-name="P13">    <text:span text:style-name="T22">&lt;/</text:span><text:span text:style-name="T3">a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4">@endif</text:p>
      <text:p text:style-name="P46"/>
      <text:p text:style-name="P46"><text:s/><text:span text:style-name="T32">creo create.blade </text:span></text:p>
      <text:p text:style-name="P47">e dentro metodo create di postcontroller aggiungo rotta <text:span text:style-name="T33">dentro public function create</text:span></text:p>
      <text:p text:style-name="P47"/>
      <text:p text:style-name="P17">    <text:span text:style-name="T3">public</text:span><text:span text:style-name="T10"> </text:span><text:span text:style-name="T3">function</text:span><text:span text:style-name="T10"> </text:span><text:span text:style-name="T13">create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13">view</text:span><text:span text:style-name="T10">(</text:span><text:span text:style-name="T19">'blog.create'</text:span><text:span text:style-name="T10">);</text:span></text:p>
      <text:p text:style-name="P13">    <text:span text:style-name="T10">}</text:span></text:p>
      <text:p text:style-name="P47"/>
      <text:p text:style-name="P47"/>
      <text:p text:style-name="P47"/>
      <text:p text:style-name="P49">dentro create.blade aggiungo i vari form per caricare dati e immagini</text:p>
      <text:p text:style-name="P8"><text:span text:style-name="T2">@extends</text:span>(<text:span text:style-name="T18">'layouts.app'</text:span>)</text:p>
      <text:p text:style-name="P27"/>
      <text:p text:style-name="P5"><text:span text:style-name="T2">@section</text:span>(<text:span text:style-name="T18">'content'</text:span>)</text:p>
      <text:p text:style-name="P5"><text:span text:style-name="T21">&lt;</text:span><text:span text:style-name="T2">div</text:span> <text:span text:style-name="T23">class</text:span>=<text:span text:style-name="T18">"m-auto w-4/5 text-left"</text:span><text:span text:style-name="T21">&gt;</text:span></text:p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 py-15"</text:span><text:span text:style-name="T10"> </text:span><text:span text:style-name="T22">&gt;</text:span></text:p>
      <text:p text:style-name="P13">        <text:span text:style-name="T22">&lt;</text:span><text:span text:style-name="T3">h1</text:span><text:span text:style-name="T10"> </text:span><text:span text:style-name="T24">class</text:span><text:span text:style-name="T10">=</text:span><text:span text:style-name="T19">"text-6xl"</text:span><text:span text:style-name="T22">&gt;</text:span></text:p>
      <text:p text:style-name="P13">            <text:span text:style-name="T10">Create Posts</text:span></text:p>
      <text:p text:style-name="P13">        <text:span text:style-name="T22">&lt;/</text:span><text:span text:style-name="T3">h1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5"><text:soft-page-break/><text:span text:style-name="T21">&lt;/</text:span><text:span text:style-name="T2">div</text:span><text:span text:style-name="T21">&gt;</text:span></text:p>
      <text:p text:style-name="P29">{{-- form performa azione di tipo post in direzione blog con enctype="multipart/form-data" dico ad app che aggiungo dati etoken csrf importante per sicurezza --}}</text:p>
      <text:p text:style-name="P5"><text:span text:style-name="T21">&lt;</text:span><text:span text:style-name="T2">div</text:span> <text:span text:style-name="T23">class</text:span>=<text:span text:style-name="T18">"w-4/5 m-auto pt-20"</text:span><text:span text:style-name="T21">&gt;</text:span></text:p>
      <text:p text:style-name="P13">    <text:span text:style-name="T22">&lt;</text:span><text:span text:style-name="T3">form</text:span><text:span text:style-name="T10"> </text:span><text:span text:style-name="T24">action</text:span><text:span text:style-name="T10">=</text:span><text:span text:style-name="T19">"/blog"</text:span></text:p>
      <text:p text:style-name="P13">    <text:span text:style-name="T24">method</text:span><text:span text:style-name="T10">=</text:span><text:span text:style-name="T19">"POST"</text:span></text:p>
      <text:p text:style-name="P13">    <text:span text:style-name="T24">enctype</text:span><text:span text:style-name="T10">=</text:span><text:span text:style-name="T19">"multipart/form-data"</text:span><text:span text:style-name="T22">&gt;</text:span></text:p>
      <text:p text:style-name="P13">    <text:span text:style-name="T3">@csrf</text:span></text:p>
      <text:p text:style-name="P13">    <text:span text:style-name="T27">{{-- input type text con name title(deve corrispondere a colonna che voglio popolare) --}}</text:span></text:p>
      <text:p text:style-name="P13">    <text:span text:style-name="T22">&lt;</text:span><text:span text:style-name="T3">input</text:span><text:span text:style-name="T10"> </text:span><text:span text:style-name="T24">type</text:span><text:span text:style-name="T10">=</text:span><text:span text:style-name="T19">"text"</text:span><text:span text:style-name="T10"> </text:span></text:p>
      <text:p text:style-name="P13">    <text:span text:style-name="T24">name</text:span><text:span text:style-name="T10">=</text:span><text:span text:style-name="T19">"title"</text:span><text:span text:style-name="T10"> </text:span></text:p>
      <text:p text:style-name="P13">    <text:span text:style-name="T24">placeholder</text:span><text:span text:style-name="T10">=</text:span><text:span text:style-name="T19">"Title..."</text:span><text:span text:style-name="T10"> </text:span></text:p>
      <text:p text:style-name="P13">    <text:span text:style-name="T24">class</text:span><text:span text:style-name="T10">=</text:span><text:span text:style-name="T19">"bg-transparent block border-b-2 w-full h-20 text-6xl outline-none"</text:span><text:span text:style-name="T22">&gt;</text:span></text:p>
      <text:p text:style-name="P13">    <text:span text:style-name="T27">{{-- textarea name corrisponde con colonna che voglio popolare --}}</text:span></text:p>
      <text:p text:style-name="P13">    <text:span text:style-name="T22">&lt;</text:span><text:span text:style-name="T3">textarea</text:span><text:span text:style-name="T10"> </text:span><text:span text:style-name="T24">name</text:span><text:span text:style-name="T10">=</text:span><text:span text:style-name="T19">"description"</text:span><text:span text:style-name="T10"> </text:span></text:p>
      <text:p text:style-name="P13">    <text:span text:style-name="T24">placeholder</text:span><text:span text:style-name="T10">=</text:span><text:span text:style-name="T19">"Description..."</text:span><text:span text:style-name="T10"> </text:span></text:p>
      <text:p text:style-name="P13">    <text:span text:style-name="T24">class</text:span><text:span text:style-name="T10">=</text:span><text:span text:style-name="T19">"py-20 bg-transparent block border-b-2 w-full h-60 text-xl outline-none"</text:span><text:span text:style-name="T22">&gt;&lt;/</text:span><text:span text:style-name="T3">textarea</text:span><text:span text:style-name="T22">&gt;</text:span></text:p>
      <text:p text:style-name="P27"/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bg-grey-lighter pt-15"</text:span><text:span text:style-name="T22">&gt;</text:span></text:p>
      <text:p text:style-name="P13">        <text:span text:style-name="T22">&lt;</text:span><text:span text:style-name="T3">label</text:span><text:span text:style-name="T10"> </text:span><text:span text:style-name="T24">class</text:span><text:span text:style-name="T10">=</text:span><text:span text:style-name="T19">"w-44 flex flex-col items-center </text:span></text:p>
      <text:p text:style-name="P48">                      <text:span text:style-name="T10">px-2 py-3 bg-white-rounded-lg </text:span></text:p>
      <text:p text:style-name="P48">                      <text:span text:style-name="T10">shadow-lg tracking-wide uppercase </text:span></text:p>
      <text:p text:style-name="P13"><text:span text:style-name="T18">                      </text:span><text:span text:style-name="T19">border border-blue cursor-pointer"</text:span><text:span text:style-name="T22">&gt;</text:span></text:p>
      <text:p text:style-name="P13">    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mt-2 text-base leading-normal"</text:span><text:span text:style-name="T22">&gt;</text:span></text:p>
      <text:p text:style-name="P13">                    <text:span text:style-name="T10">Select a file</text:span></text:p>
      <text:p text:style-name="P13">                <text:span text:style-name="T22">&lt;/</text:span><text:span text:style-name="T3">span</text:span><text:span text:style-name="T22">&gt;</text:span></text:p>
      <text:p text:style-name="P13">                <text:span text:style-name="T27">{{-- input per caricare img tipo file e name nome colonna dove lo aggiungo --}}</text:span></text:p>
      <text:p text:style-name="P13">                <text:span text:style-name="T22">&lt;</text:span><text:span text:style-name="T3">input</text:span><text:span text:style-name="T10"> </text:span><text:span text:style-name="T24">type</text:span><text:span text:style-name="T10">=</text:span><text:span text:style-name="T19">"file"</text:span></text:p>
      <text:p text:style-name="P13">                       <text:span text:style-name="T24">name</text:span><text:span text:style-name="T10">=</text:span><text:span text:style-name="T19">"image"</text:span></text:p>
      <text:p text:style-name="P13">                       <text:span text:style-name="T24">class</text:span><text:span text:style-name="T10">=</text:span><text:span text:style-name="T19">"hidden"</text:span><text:span text:style-name="T22">&gt;</text:span></text:p>
      <text:p text:style-name="P13">        <text:span text:style-name="T22">&lt;/</text:span><text:span text:style-name="T3">label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13">    <text:span text:style-name="T27">{{-- bottene per inviare deve essere type submit --}}</text:span></text:p>
      <text:p text:style-name="P13">    <text:span text:style-name="T22">&lt;</text:span><text:span text:style-name="T3">button</text:span></text:p>
      <text:p text:style-name="P13">    <text:span text:style-name="T24">type</text:span><text:span text:style-name="T10">=</text:span><text:span text:style-name="T19">"submit"</text:span></text:p>
      <text:p text:style-name="P13">    <text:span text:style-name="T24">class</text:span><text:span text:style-name="T10">=</text:span><text:span text:style-name="T19">"uppercase mt-15 bg-blue-500 text-gray-100 text-lg font-extrabold py-4 px-8 rounded-3xl"</text:span><text:span text:style-name="T22">&gt;</text:span></text:p>
      <text:p text:style-name="P13">    <text:span text:style-name="T10">Submmit Post</text:span></text:p>
      <text:p text:style-name="P13">    <text:span text:style-name="T22">&lt;/</text:span><text:span text:style-name="T3">button</text:span><text:span text:style-name="T22">&gt;</text:span></text:p>
      <text:p text:style-name="P27"/>
      <text:p text:style-name="P13">    <text:span text:style-name="T22">&lt;/</text:span><text:span text:style-name="T3">form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7"/>
      <text:p text:style-name="P24">@endsection</text:p>
      <text:p text:style-name="P47"/>
      <text:p text:style-name="P53">dentro create aggiungo check per printare errori </text:p>
      <text:p text:style-name="P53"/>
      <text:p text:style-name="P31">{{-- se ci sono degli errori gli printa mostrando cosa é accaduto --}}</text:p>
      <text:p text:style-name="P5"><text:soft-page-break/><text:span text:style-name="T2">@if </text:span>(<text:span text:style-name="T23">$errors</text:span>-&gt;<text:span text:style-name="T12">any</text:span>())</text:p>
      <text:p text:style-name="P5"><text:span text:style-name="T21">&lt;</text:span><text:span text:style-name="T2">div</text:span> <text:span text:style-name="T23">class</text:span>=<text:span text:style-name="T18">"m-auto w-4/5"</text:span><text:span text:style-name="T21">&gt;</text:span></text:p>
      <text:p text:style-name="P13">    <text:span text:style-name="T22">&lt;</text:span><text:span text:style-name="T3">ul</text:span><text:span text:style-name="T22">&gt;</text:span></text:p>
      <text:p text:style-name="P13">        <text:span text:style-name="T3">@foreach </text:span><text:span text:style-name="T10">(</text:span><text:span text:style-name="T24">$errors</text:span><text:span text:style-name="T10">-&gt;</text:span><text:span text:style-name="T13">all</text:span><text:span text:style-name="T10">() as </text:span><text:span text:style-name="T24">$error</text:span><text:span text:style-name="T10"> )</text:span></text:p>
      <text:p text:style-name="P13">            <text:span text:style-name="T22">&lt;</text:span><text:span text:style-name="T3">li</text:span><text:span text:style-name="T10"> </text:span><text:span text:style-name="T24">class</text:span><text:span text:style-name="T10">=</text:span><text:span text:style-name="T19">" text-center w-1/5 mb-4 text-gray-50 bg-red-700 rounded-2xl py-4"</text:span><text:span text:style-name="T22">&gt;</text:span></text:p>
      <text:p text:style-name="P13">                <text:span text:style-name="T13">{{</text:span><text:span text:style-name="T10"> </text:span><text:span text:style-name="T24">$error</text:span><text:span text:style-name="T10"> </text:span><text:span text:style-name="T13">}}</text:span></text:p>
      <text:p text:style-name="P13">            <text:span text:style-name="T22">&lt;/</text:span><text:span text:style-name="T3">li</text:span><text:span text:style-name="T22">&gt;</text:span></text:p>
      <text:p text:style-name="P13">        <text:span text:style-name="T3">@endforeach</text:span></text:p>
      <text:p text:style-name="P13">    <text:span text:style-name="T22">&lt;/</text:span><text:span text:style-name="T3">ul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4">@endif</text:p>
      <text:p text:style-name="P53"/>
      <text:p text:style-name="P54">dentro postcontroller dentro metodo store</text:p>
      <text:p text:style-name="P54"/>
      <text:p text:style-name="P18">    <text:span text:style-name="T3">public</text:span><text:span text:style-name="T10"> </text:span><text:span text:style-name="T3">function</text:span><text:span text:style-name="T10"> </text:span><text:span text:style-name="T13">store</text:span><text:span text:style-name="T10">(</text:span><text:span text:style-name="T7">Request</text:span><text:span text:style-name="T10"> </text:span><text:span text:style-name="T24">$request</text:span><text:span text:style-name="T10">)</text:span></text:p>
      <text:p text:style-name="P13">    <text:span text:style-name="T10">{</text:span></text:p>
      <text:p text:style-name="P13">        <text:span text:style-name="T27">// valido i dati che sto inserendo</text:span></text:p>
      <text:p text:style-name="P13">        <text:span text:style-name="T24">$request</text:span><text:span text:style-name="T10">-&gt;</text:span><text:span text:style-name="T13">validate</text:span><text:span text:style-name="T10">([</text:span></text:p>
      <text:p text:style-name="P13">            <text:span text:style-name="T19">'title'</text:span><text:span text:style-name="T10"> =&gt; </text:span><text:span text:style-name="T19">'required'</text:span><text:span text:style-name="T10">,</text:span></text:p>
      <text:p text:style-name="P13">            <text:span text:style-name="T19">'description'</text:span><text:span text:style-name="T10"> =&gt; </text:span><text:span text:style-name="T19">'required'</text:span><text:span text:style-name="T10">,</text:span></text:p>
      <text:p text:style-name="P13">            <text:span text:style-name="T19">'image'</text:span><text:span text:style-name="T10"> =&gt; </text:span><text:span text:style-name="T19">'required|mimes:jpg,png,jpeg|max:5048'</text:span></text:p>
      <text:p text:style-name="P13">        <text:span text:style-name="T10">]);</text:span></text:p>
      <text:p text:style-name="P13">        <text:span text:style-name="T27">// salvo dentro variabile img caricata</text:span></text:p>
      <text:p text:style-name="P13">        <text:span text:style-name="T24">$newImageName</text:span><text:span text:style-name="T10"> = </text:span><text:span text:style-name="T13">uniqid</text:span><text:span text:style-name="T10">() . </text:span><text:span text:style-name="T19">'-'</text:span><text:span text:style-name="T10"> . </text:span><text:span text:style-name="T24">$request</text:span><text:span text:style-name="T10">-&gt;</text:span><text:span text:style-name="T24">title</text:span><text:span text:style-name="T10"> . </text:span><text:span text:style-name="T19">'.'</text:span><text:span text:style-name="T10"> .</text:span><text:span text:style-name="T24">$request</text:span><text:span text:style-name="T10">-&gt;</text:span><text:span text:style-name="T24">image</text:span><text:span text:style-name="T10">-&gt;</text:span><text:span text:style-name="T13">extension</text:span><text:span text:style-name="T10">();</text:span></text:p>
      <text:p text:style-name="P27"/>
      <text:p text:style-name="P13">        <text:span text:style-name="T27">// salvo img caricate dentro public folder</text:span></text:p>
      <text:p text:style-name="P13">        <text:span text:style-name="T24">$request</text:span><text:span text:style-name="T10">-&gt;</text:span><text:span text:style-name="T24">image</text:span><text:span text:style-name="T10">-&gt;</text:span><text:span text:style-name="T13">move</text:span><text:span text:style-name="T10">(</text:span><text:span text:style-name="T13">public_path</text:span><text:span text:style-name="T10">(</text:span><text:span text:style-name="T19">'images'</text:span><text:span text:style-name="T10">), </text:span><text:span text:style-name="T24">$newImageName</text:span><text:span text:style-name="T10">);</text:span></text:p>
      <text:p text:style-name="P27"/>
      <text:p text:style-name="P13">    <text:span text:style-name="T10">}</text:span></text:p>
      <text:p text:style-name="P54"/>
      <text:p text:style-name="P54">per generare slug dal titolo scarico package</text:p>
      <text:p text:style-name="P54"/>
      <text:p text:style-name="P54">composer require cviebrock/eloquent-sluggable</text:p>
      <text:p text:style-name="P54"/>
      <text:p text:style-name="Standard"><text:span text:style-name="T34">dentro post model importo quanto scaricato aggiundendo </text:span><text:span text:style-name="T5">use</text:span><text:span text:style-name="T29"> Cviebrock\EloquentSluggable\</text:span><text:span text:style-name="T9">Sluggable</text:span><text:span text:style-name="T29">;</text:span> <text:span text:style-name="T35">lo </text:span><text:s/><text:span text:style-name="T34">us</text:span><text:span text:style-name="T35">o aggiungendo</text:span><text:span text:style-name="T34"> sluggable </text:span><text:span text:style-name="T35">e creo funzione che prende titolo e lo trasforma in slug</text:span></text:p>
      <text:p text:style-name="P54"/>
      <text:p text:style-name="P26">&lt;?php</text:p>
      <text:p text:style-name="P27"/>
      <text:p text:style-name="P5"><text:span text:style-name="T2">namespace</text:span> <text:span text:style-name="T6">App\Models</text:span>;</text:p>
      <text:p text:style-name="P27"/>
      <text:p text:style-name="P5"><text:span text:style-name="T2">use</text:span> Illuminate\Database\Eloquent\Factories\<text:span text:style-name="T6">HasFactory</text:span>;</text:p>
      <text:p text:style-name="P5"><text:span text:style-name="T2">use</text:span> Illuminate\Database\Eloquent\<text:span text:style-name="T6">Model</text:span>;</text:p>
      <text:p text:style-name="P5"><text:span text:style-name="T2">use</text:span> Cviebrock\EloquentSluggable\<text:span text:style-name="T6">Sluggable</text:span>;</text:p>
      <text:p text:style-name="P27"/>
      <text:p text:style-name="P5"><text:span text:style-name="T2">class</text:span> <text:span text:style-name="T6">Post</text:span> <text:span text:style-name="T2">extends</text:span> <text:span text:style-name="T6">Model</text:span></text:p>
      <text:p text:style-name="P5">{</text:p>
      <text:p text:style-name="P13">    <text:span text:style-name="T3">use</text:span><text:span text:style-name="T10"> </text:span><text:span text:style-name="T7">HasFactory</text:span><text:span text:style-name="T10">;</text:span></text:p>
      <text:p text:style-name="P13">    <text:span text:style-name="T3">use</text:span><text:span text:style-name="T10"> </text:span><text:span text:style-name="T7">Sluggable</text:span><text:span text:style-name="T10">;</text:span></text:p>
      <text:p text:style-name="P27"/>
      <text:p text:style-name="P13"><text:soft-page-break/>    <text:span text:style-name="T3">public</text:span><text:span text:style-name="T10"> </text:span><text:span text:style-name="T3">function</text:span><text:span text:style-name="T10"> </text:span><text:span text:style-name="T13">user</text:span><text:span text:style-name="T10">(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3">$this</text:span><text:span text:style-name="T10">-&gt;</text:span><text:span text:style-name="T13">belongsTo</text:span><text:span text:style-name="T10">(</text:span><text:span text:style-name="T7">User</text:span><text:span text:style-name="T10">::</text:span><text:span text:style-name="T3">class</text:span><text:span text:style-name="T10">);</text:span></text:p>
      <text:p text:style-name="P13">    <text:span text:style-name="T10">}</text:span></text:p>
      <text:p text:style-name="P27"/>
      <text:p text:style-name="P13">    <text:span text:style-name="T27">// prendo titolo e lo trasformo in slug con questo metodo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sluggable</text:span><text:span text:style-name="T10">() : </text:span><text:span text:style-name="T3">array</text:span></text:p>
      <text:p text:style-name="P13">    <text:span text:style-name="T10">{</text:span></text:p>
      <text:p text:style-name="P13">        <text:span text:style-name="T16">return</text:span><text:span text:style-name="T10"> [</text:span></text:p>
      <text:p text:style-name="P13">            <text:span text:style-name="T19">'slug'</text:span><text:span text:style-name="T10"> =&gt; [</text:span></text:p>
      <text:p text:style-name="P13">                <text:span text:style-name="T19">'source'</text:span><text:span text:style-name="T10"> =&gt; </text:span><text:span text:style-name="T19">'title'</text:span></text:p>
      <text:p text:style-name="P13">            <text:span text:style-name="T10">]</text:span></text:p>
      <text:p text:style-name="P13">        <text:span text:style-name="T10">];</text:span></text:p>
      <text:p text:style-name="P13">    <text:span text:style-name="T10">}</text:span></text:p>
      <text:p text:style-name="P5">}</text:p>
      <text:p text:style-name="P10"/>
      <text:p text:style-name="P55">vado dentro postcontroller importo slug</text:p>
      <text:p text:style-name="P55"/>
      <text:p text:style-name="P11"><text:span text:style-name="T2">use</text:span> Cviebrock\EloquentSluggable\Services\<text:span text:style-name="T6">SlugService</text:span>;</text:p>
      <text:p text:style-name="P55"/>
      <text:p text:style-name="P55">e creo metodo dentro store</text:p>
      <text:p text:style-name="P55"/>
      <text:p text:style-name="P19">        <text:span text:style-name="T27">// incapuslo dentro $slug metodo creatSlug, questo accetta 3 parametri model nome riga che vogliamo popolare e cosa trasformare in slug</text:span></text:p>
      <text:p text:style-name="P13">        <text:span text:style-name="T24">$slug</text:span><text:span text:style-name="T10"> = </text:span><text:span text:style-name="T7">SlugService</text:span><text:span text:style-name="T10">::</text:span><text:span text:style-name="T13">createSlug</text:span><text:span text:style-name="T10">(</text:span><text:span text:style-name="T7">Post</text:span><text:span text:style-name="T10">::</text:span><text:span text:style-name="T3">class</text:span><text:span text:style-name="T10">, </text:span><text:span text:style-name="T19">'slug'</text:span><text:span text:style-name="T10">, </text:span><text:span text:style-name="T24">$request</text:span><text:span text:style-name="T10">-&gt;</text:span><text:span text:style-name="T24">title</text:span><text:span text:style-name="T10">);</text:span></text:p>
      <text:p text:style-name="P55"/>
      <text:p text:style-name="P56">dentro post aggiungo che colonne sono fillabili</text:p>
      <text:p text:style-name="P12"><text:span text:style-name="T2">protected</text:span> <text:span text:style-name="T23">$fillable</text:span> = [<text:span text:style-name="T18">'title'</text:span>, <text:span text:style-name="T18">'slug'</text:span>, <text:span text:style-name="T18">'description'</text:span>, <text:span text:style-name="T18">'image_path'</text:span>, <text:span text:style-name="T18">'user_id'</text:span>];</text:p>
      <text:p text:style-name="P56"/>
      <text:p text:style-name="P57">e infine dentro postcontroller store creo nuovo post </text:p>
      <text:p text:style-name="P57"/>
      <text:p text:style-name="P20"><text:span text:style-name="T10">        </text:span><text:span text:style-name="T27">// creo nuovo post con le colonne che voglio riemoire a destra e a sinistra da dove lo prendo</text:span></text:p>
      <text:p text:style-name="P13">        <text:span text:style-name="T7">Post</text:span><text:span text:style-name="T10">::</text:span><text:span text:style-name="T13">create</text:span><text:span text:style-name="T10">([</text:span></text:p>
      <text:p text:style-name="P13">            <text:span text:style-name="T19">'title'</text:span><text:span text:style-name="T10"> =&gt; </text:span><text:span text:style-name="T24">$request</text:span><text:span text:style-name="T10">-&gt;</text:span><text:span text:style-name="T13">input</text:span><text:span text:style-name="T10">(</text:span><text:span text:style-name="T19">'title'</text:span><text:span text:style-name="T10">),</text:span></text:p>
      <text:p text:style-name="P13">            <text:span text:style-name="T19">'description'</text:span><text:span text:style-name="T10"> =&gt; </text:span><text:span text:style-name="T24">$request</text:span><text:span text:style-name="T10">-&gt;</text:span><text:span text:style-name="T13">input</text:span><text:span text:style-name="T10">(</text:span><text:span text:style-name="T19">'description'</text:span><text:span text:style-name="T10">),</text:span></text:p>
      <text:p text:style-name="P13">            <text:span text:style-name="T19">'slug'</text:span><text:span text:style-name="T10"> =&gt; </text:span><text:span text:style-name="T7">SlugService</text:span><text:span text:style-name="T10">::</text:span><text:span text:style-name="T13">createSlug</text:span><text:span text:style-name="T10">(</text:span><text:span text:style-name="T7">Post</text:span><text:span text:style-name="T10">::</text:span><text:span text:style-name="T3">class</text:span><text:span text:style-name="T10">, </text:span><text:span text:style-name="T19">'slug'</text:span><text:span text:style-name="T10">, </text:span><text:span text:style-name="T24">$request</text:span><text:span text:style-name="T10">-&gt;</text:span><text:span text:style-name="T24">title</text:span><text:span text:style-name="T10">),</text:span></text:p>
      <text:p text:style-name="P13">            <text:span text:style-name="T19">'image_path'</text:span><text:span text:style-name="T10"> =&gt; </text:span><text:span text:style-name="T24">$newImageName</text:span><text:span text:style-name="T10">,</text:span></text:p>
      <text:p text:style-name="P13">            <text:span text:style-name="T19">'user_id'</text:span><text:span text:style-name="T10"> =&gt; </text:span><text:span text:style-name="T13">auth</text:span><text:span text:style-name="T10">()-&gt;</text:span><text:span text:style-name="T13">user</text:span><text:span text:style-name="T10">()-&gt;</text:span><text:span text:style-name="T24">id</text:span></text:p>
      <text:p text:style-name="P13">        <text:span text:style-name="T10">]);</text:span></text:p>
      <text:p text:style-name="P27"/>
      <text:p text:style-name="P13">        <text:span text:style-name="T16">return</text:span><text:span text:style-name="T10"> </text:span><text:span text:style-name="T13">redirect</text:span><text:span text:style-name="T10">(</text:span><text:span text:style-name="T19">'/blog'</text:span><text:span text:style-name="T10">)-&gt;</text:span><text:span text:style-name="T13">with</text:span><text:span text:style-name="T10">(</text:span><text:span text:style-name="T19">'message'</text:span><text:span text:style-name="T10">, </text:span><text:span text:style-name="T19">'Your post has been added!'</text:span><text:span text:style-name="T10">);</text:span></text:p>
      <text:p text:style-name="P59"/>
      <text:p text:style-name="P57"><text:s/></text:p>
      <text:p text:style-name="P57"/>
      <text:p text:style-name="P58">dentro index per printare messaggio se post aggiunto correttamente</text:p>
      <text:p text:style-name="P58"/>
      <text:p text:style-name="P32">{{-- messaggio che compare se post é stato aggiunto --}}</text:p>
      <text:p text:style-name="P5"><text:span text:style-name="T2">@if </text:span>(<text:span text:style-name="T12">session</text:span>()-&gt;<text:span text:style-name="T12">has</text:span>(<text:span text:style-name="T18">'message'</text:span>))</text:p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w-4/5 m-auto mt-10 pl-2"</text:span><text:span text:style-name="T22">&gt;</text:span></text:p>
      <text:p text:style-name="P13">        <text:span text:style-name="T22">&lt;</text:span><text:span text:style-name="T3">p</text:span><text:span text:style-name="T10"> </text:span><text:span text:style-name="T24">class</text:span><text:span text:style-name="T10">=</text:span><text:span text:style-name="T19">"w-1/6 mb-4 text-gray-50 bg-green-500 rounded-2xl py-4"</text:span><text:span text:style-name="T22">&gt;</text:span></text:p>
      <text:p text:style-name="P13">            <text:span text:style-name="T13">{{</text:span><text:span text:style-name="T10"> </text:span><text:span text:style-name="T13">session</text:span><text:span text:style-name="T10">()-&gt;</text:span><text:span text:style-name="T13">get</text:span><text:span text:style-name="T10">(</text:span><text:span text:style-name="T19">'message'</text:span><text:span text:style-name="T10">) </text:span><text:span text:style-name="T13">}}</text:span></text:p>
      <text:p text:style-name="P13"><text:soft-page-break/>        <text:span text:style-name="T22">&lt;/</text:span><text:span text:style-name="T3">p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24">@endif</text:p>
      <text:p text:style-name="P58"/>
      <text:p text:style-name="P63">creiamo una pagina per mostrare il post quindi dentro metodo show di postcontroller e <text:s/>a questo passiamo la slug al posto del id e ritorniamo una unova pagina show.blade</text:p>
      <text:p text:style-name="P63"/>
      <text:p text:style-name="P66"><text:span text:style-name="T27">     * </text:span><text:span text:style-name="T3">@param</text:span><text:span text:style-name="T27">  </text:span><text:span text:style-name="T3">string</text:span><text:span text:style-name="T27">  $slug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show</text:span><text:span text:style-name="T10">(</text:span><text:span text:style-name="T24">$slug</text:span><text:span text:style-name="T10">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13">view</text:span><text:span text:style-name="T10">(</text:span><text:span text:style-name="T19">'blog.show'</text:span><text:span text:style-name="T10">)</text:span></text:p>
      <text:p text:style-name="P13">        <text:span text:style-name="T10">-&gt;</text:span><text:span text:style-name="T13">with</text:span><text:span text:style-name="T10">(</text:span><text:span text:style-name="T19">'post'</text:span><text:span text:style-name="T10">, </text:span><text:span text:style-name="T7">Post</text:span><text:span text:style-name="T10">::</text:span><text:span text:style-name="T13">where</text:span><text:span text:style-name="T10">(</text:span><text:span text:style-name="T19">'slug'</text:span><text:span text:style-name="T10">, </text:span><text:span text:style-name="T24">$slug</text:span><text:span text:style-name="T10">)-&gt;</text:span><text:span text:style-name="T11">first()</text:span><text:span text:style-name="T10">);</text:span></text:p>
      <text:p text:style-name="P13">    <text:span text:style-name="T10">}</text:span></text:p>
      <text:p text:style-name="P66"><text:span text:style-name="T27"/></text:p>
      <text:p text:style-name="P74">alla view passo post e con metodo where faccio coincidere le slug</text:p>
      <text:p text:style-name="P63"/>
      <text:p text:style-name="P63">stato iniziale </text:p>
      <text:p text:style-name="P65">    <text:span text:style-name="T27">/**</text:span></text:p>
      <text:p text:style-name="P33">     <text:span text:style-name="T10">* Display the specified resource.</text:span></text:p>
      <text:p text:style-name="P33">     <text:span text:style-name="T10">*</text:span></text:p>
      <text:p text:style-name="P13"><text:span text:style-name="T26">     </text:span><text:span text:style-name="T27">* </text:span><text:span text:style-name="T3">@param</text:span><text:span text:style-name="T27">  </text:span><text:span text:style-name="T3">int</text:span><text:span text:style-name="T27">  $id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show</text:span><text:span text:style-name="T10">(</text:span><text:span text:style-name="T24">$id</text:span><text:span text:style-name="T10">)</text:span></text:p>
      <text:p text:style-name="P13">    <text:span text:style-name="T10">{</text:span></text:p>
      <text:p text:style-name="P13">        <text:span text:style-name="T27">//</text:span></text:p>
      <text:p text:style-name="P13">    <text:span text:style-name="T10">}</text:span></text:p>
      <text:p text:style-name="P63"/>
      <text:p text:style-name="P76">dentro pagina show creo grafica del post</text:p>
      <text:p text:style-name="P76"/>
      <text:p text:style-name="P76">per rendere possibile update del post vado dentro metodo edit e passo slug al posto di id</text:p>
      <text:p text:style-name="P76"/>
      <text:p text:style-name="P67"><text:span text:style-name="T26">     </text:span><text:span text:style-name="T27">* </text:span><text:span text:style-name="T3">@param</text:span><text:span text:style-name="T27">  </text:span><text:span text:style-name="T3">string</text:span><text:span text:style-name="T27"> $slug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edit</text:span><text:span text:style-name="T10">(</text:span><text:span text:style-name="T24">$slug</text:span><text:span text:style-name="T10">)</text:span></text:p>
      <text:p text:style-name="P13">    <text:span text:style-name="T10">{</text:span></text:p>
      <text:p text:style-name="P13">        <text:span text:style-name="T16">return</text:span><text:span text:style-name="T10"> </text:span><text:span text:style-name="T13">view</text:span><text:span text:style-name="T10">(</text:span><text:span text:style-name="T19">'blog.edit'</text:span><text:span text:style-name="T10">)</text:span></text:p>
      <text:p text:style-name="P13">        <text:span text:style-name="T10">-&gt;</text:span><text:span text:style-name="T13">with</text:span><text:span text:style-name="T10">(</text:span><text:span text:style-name="T19">'post'</text:span><text:span text:style-name="T10"> , </text:span><text:span text:style-name="T7">Post</text:span><text:span text:style-name="T10">::</text:span><text:span text:style-name="T13">where</text:span><text:span text:style-name="T10">(</text:span><text:span text:style-name="T19">'slug'</text:span><text:span text:style-name="T10">, </text:span><text:span text:style-name="T24">$slug</text:span><text:span text:style-name="T10">)-&gt;</text:span><text:span text:style-name="T13">first</text:span><text:span text:style-name="T10">());</text:span></text:p>
      <text:p text:style-name="P13">    <text:span text:style-name="T10">}</text:span></text:p>
      <text:p text:style-name="P76"/>
      <text:p text:style-name="P75">alla view passo post e con metodo where faccio coincidere le slug</text:p>
      <text:p text:style-name="P75"/>
      <text:p text:style-name="P77">dentro index creo link per editare pagina</text:p>
      <text:p text:style-name="P77"/>
      <text:p text:style-name="P68">            <text:span text:style-name="T27">{{-- creo btn che si mostra solo se user é loggato e se id corrisponde a id creatore post --}}</text:span></text:p>
      <text:p text:style-name="P13">            <text:span text:style-name="T3">@if</text:span><text:span text:style-name="T10">(</text:span><text:span text:style-name="T13">isset</text:span><text:span text:style-name="T10">(</text:span><text:span text:style-name="T7">Auth</text:span><text:span text:style-name="T10">::</text:span><text:span text:style-name="T13">user</text:span><text:span text:style-name="T10">()-&gt;</text:span><text:span text:style-name="T24">id</text:span><text:span text:style-name="T10">) &amp;&amp; </text:span><text:span text:style-name="T7">Auth</text:span><text:span text:style-name="T10">::</text:span><text:span text:style-name="T13">user</text:span><text:span text:style-name="T10">()-&gt;</text:span><text:span text:style-name="T24">id</text:span><text:span text:style-name="T10"> == </text:span><text:span text:style-name="T24">$post</text:span><text:span text:style-name="T10">-&gt;</text:span><text:span text:style-name="T24">user_id</text:span><text:span text:style-name="T10">)</text:span></text:p>
      <text:p text:style-name="P13">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float-right"</text:span><text:span text:style-name="T22">&gt;</text:span></text:p>
      <text:p text:style-name="P13">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/blog/</text:span><text:span text:style-name="T13">{{</text:span><text:span text:style-name="T19"> </text:span><text:span text:style-name="T24">$post</text:span><text:span text:style-name="T10">-&gt;</text:span><text:span text:style-name="T24">slug</text:span><text:span text:style-name="T19"> </text:span><text:span text:style-name="T13">}}</text:span><text:span text:style-name="T19">/edit"</text:span></text:p>
      <text:p text:style-name="P13"><text:soft-page-break/>                   <text:span text:style-name="T24">class</text:span><text:span text:style-name="T10">=</text:span><text:span text:style-name="T19">"text-gray-700 italic hover:text-gray-900 pb-1 border-b-2"</text:span><text:span text:style-name="T22">&gt;</text:span></text:p>
      <text:p text:style-name="P13">                    <text:span text:style-name="T10">Edit</text:span></text:p>
      <text:p text:style-name="P13">                <text:span text:style-name="T22">&lt;/</text:span><text:span text:style-name="T3">a</text:span><text:span text:style-name="T22">&gt;</text:span></text:p>
      <text:p text:style-name="P13">            <text:span text:style-name="T22">&lt;/</text:span><text:span text:style-name="T3">span</text:span><text:span text:style-name="T22">&gt;</text:span></text:p>
      <text:p text:style-name="P13">            <text:span text:style-name="T3">@endif</text:span></text:p>
      <text:p text:style-name="P77"/>
      <text:p text:style-name="P78">dentro edit.blade creo stile pagina edit e cosa e come dovró editare</text:p>
      <text:p text:style-name="P78"/>
      <text:p text:style-name="P73"><text:span text:style-name="T2">@extends</text:span>(<text:span text:style-name="T18">'layouts.app'</text:span>)</text:p>
      <text:p text:style-name="P27"/>
      <text:p text:style-name="P5"><text:span text:style-name="T2">@section</text:span>(<text:span text:style-name="T18">'content'</text:span>)</text:p>
      <text:p text:style-name="P5"><text:span text:style-name="T21">&lt;</text:span><text:span text:style-name="T2">div</text:span> <text:span text:style-name="T23">class</text:span>=<text:span text:style-name="T18">"m-auto w-4/5 text-left"</text:span><text:span text:style-name="T21">&gt;</text:span></text:p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 py-15"</text:span><text:span text:style-name="T10"> </text:span><text:span text:style-name="T22">&gt;</text:span></text:p>
      <text:p text:style-name="P13">        <text:span text:style-name="T22">&lt;</text:span><text:span text:style-name="T3">h1</text:span><text:span text:style-name="T10"> </text:span><text:span text:style-name="T24">class</text:span><text:span text:style-name="T10">=</text:span><text:span text:style-name="T19">"text-6xl"</text:span><text:span text:style-name="T22">&gt;</text:span></text:p>
      <text:p text:style-name="P13">            <text:span text:style-name="T10">Update Posts</text:span></text:p>
      <text:p text:style-name="P13">        <text:span text:style-name="T22">&lt;/</text:span><text:span text:style-name="T3">h1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7"/>
      <text:p text:style-name="P29">{{-- se ci sono degli errori gli printa mostrando cosa é accaduto --}}</text:p>
      <text:p text:style-name="P5"><text:span text:style-name="T2">@if </text:span>(<text:span text:style-name="T23">$errors</text:span>-&gt;<text:span text:style-name="T12">any</text:span>())</text:p>
      <text:p text:style-name="P5"><text:span text:style-name="T21">&lt;</text:span><text:span text:style-name="T2">div</text:span> <text:span text:style-name="T23">class</text:span>=<text:span text:style-name="T18">"m-auto w-4/5"</text:span><text:span text:style-name="T21">&gt;</text:span></text:p>
      <text:p text:style-name="P13">    <text:span text:style-name="T22">&lt;</text:span><text:span text:style-name="T3">ul</text:span><text:span text:style-name="T22">&gt;</text:span></text:p>
      <text:p text:style-name="P13">        <text:span text:style-name="T3">@foreach </text:span><text:span text:style-name="T10">(</text:span><text:span text:style-name="T24">$errors</text:span><text:span text:style-name="T10">-&gt;</text:span><text:span text:style-name="T13">all</text:span><text:span text:style-name="T10">() as </text:span><text:span text:style-name="T24">$error</text:span><text:span text:style-name="T10"> )</text:span></text:p>
      <text:p text:style-name="P13">            <text:span text:style-name="T22">&lt;</text:span><text:span text:style-name="T3">li</text:span><text:span text:style-name="T10"> </text:span><text:span text:style-name="T24">class</text:span><text:span text:style-name="T10">=</text:span><text:span text:style-name="T19">" text-center w-1/5 mb-4 text-gray-50 bg-red-700 rounded-2xl py-4"</text:span><text:span text:style-name="T22">&gt;</text:span></text:p>
      <text:p text:style-name="P13">                <text:span text:style-name="T13">{{</text:span><text:span text:style-name="T10"> </text:span><text:span text:style-name="T24">$error</text:span><text:span text:style-name="T10"> </text:span><text:span text:style-name="T13">}}</text:span></text:p>
      <text:p text:style-name="P13">            <text:span text:style-name="T22">&lt;/</text:span><text:span text:style-name="T3">li</text:span><text:span text:style-name="T22">&gt;</text:span></text:p>
      <text:p text:style-name="P13">        <text:span text:style-name="T3">@endforeach</text:span></text:p>
      <text:p text:style-name="P13">    <text:span text:style-name="T22">&lt;/</text:span><text:span text:style-name="T3">ul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4">@endif</text:p>
      <text:p text:style-name="P27"/>
      <text:p text:style-name="P29">{{-- form performa azione di tipo post in direzione blog/{{ $post-&gt;slug }} con enctype="multipart/form-data" dico ad app che aggiungo dati </text:p>
      <text:p text:style-name="P29">e token csrf importante per sicurezza, aggiungo method put perché é il metodo di cui ho bisogno per editare --}}</text:p>
      <text:p text:style-name="P5"><text:span text:style-name="T21">&lt;</text:span><text:span text:style-name="T2">div</text:span> <text:span text:style-name="T23">class</text:span>=<text:span text:style-name="T18">"w-4/5 m-auto pt-20"</text:span><text:span text:style-name="T21">&gt;</text:span></text:p>
      <text:p text:style-name="P13">    <text:span text:style-name="T22">&lt;</text:span><text:span text:style-name="T3">form</text:span><text:span text:style-name="T10"> </text:span><text:span text:style-name="T24">action</text:span><text:span text:style-name="T10">=</text:span><text:span text:style-name="T19">"/blog/</text:span><text:span text:style-name="T13">{{</text:span><text:span text:style-name="T19"> </text:span><text:span text:style-name="T24">$post</text:span><text:span text:style-name="T10">-&gt;</text:span><text:span text:style-name="T24">slug</text:span><text:span text:style-name="T19"> </text:span><text:span text:style-name="T13">}}</text:span><text:span text:style-name="T19">"</text:span></text:p>
      <text:p text:style-name="P13">    <text:span text:style-name="T24">method</text:span><text:span text:style-name="T10">=</text:span><text:span text:style-name="T19">"POST"</text:span></text:p>
      <text:p text:style-name="P13">    <text:span text:style-name="T24">enctype</text:span><text:span text:style-name="T10">=</text:span><text:span text:style-name="T19">"multipart/form-data"</text:span><text:span text:style-name="T22">&gt;</text:span></text:p>
      <text:p text:style-name="P13">    <text:span text:style-name="T3">@csrf</text:span></text:p>
      <text:p text:style-name="P13">    <text:span text:style-name="T3">@method</text:span><text:span text:style-name="T10">(</text:span><text:span text:style-name="T19">'PUT'</text:span><text:span text:style-name="T10">)</text:span></text:p>
      <text:p text:style-name="P13">    <text:span text:style-name="T27">{{-- input type text con name title(deve corrispondere a colonna che voglio popolare, value deve corrispondere a colonna da editare --}}</text:span></text:p>
      <text:p text:style-name="P13">    <text:span text:style-name="T22">&lt;</text:span><text:span text:style-name="T3">input</text:span><text:span text:style-name="T10"> </text:span><text:span text:style-name="T24">type</text:span><text:span text:style-name="T10">=</text:span><text:span text:style-name="T19">"text"</text:span><text:span text:style-name="T10"> </text:span></text:p>
      <text:p text:style-name="P13">    <text:span text:style-name="T24">name</text:span><text:span text:style-name="T10">=</text:span><text:span text:style-name="T19">"title"</text:span><text:span text:style-name="T10"> </text:span></text:p>
      <text:p text:style-name="P13">    <text:span text:style-name="T24">value</text:span><text:span text:style-name="T10">=</text:span><text:span text:style-name="T19">"</text:span><text:span text:style-name="T13">{{</text:span><text:span text:style-name="T19"> </text:span><text:span text:style-name="T24">$post</text:span><text:span text:style-name="T10">-&gt;</text:span><text:span text:style-name="T24">title</text:span><text:span text:style-name="T19"> </text:span><text:span text:style-name="T13">}}</text:span><text:span text:style-name="T19">"</text:span></text:p>
      <text:p text:style-name="P13">    <text:span text:style-name="T24">class</text:span><text:span text:style-name="T10">=</text:span><text:span text:style-name="T19">"bg-transparent block border-b-2 w-full h-20 text-6xl outline-none"</text:span><text:span text:style-name="T22">&gt;</text:span></text:p>
      <text:p text:style-name="P13">    <text:span text:style-name="T27">{{-- textarea name corrisponde con colonna che voglio popolare, textarea non puó avere value quindi uso --}}</text:span></text:p>
      <text:p text:style-name="P13">    <text:span text:style-name="T22">&lt;</text:span><text:span text:style-name="T3">textarea</text:span><text:span text:style-name="T10"> </text:span><text:span text:style-name="T24">name</text:span><text:span text:style-name="T10">=</text:span><text:span text:style-name="T19">"description"</text:span><text:span text:style-name="T10"> </text:span></text:p>
      <text:p text:style-name="P13"><text:soft-page-break/>    <text:span text:style-name="T24">placeholder</text:span><text:span text:style-name="T10">=</text:span><text:span text:style-name="T19">"Description..."</text:span><text:span text:style-name="T10"> </text:span></text:p>
      <text:p text:style-name="P13">    <text:span text:style-name="T24">class</text:span><text:span text:style-name="T10">=</text:span><text:span text:style-name="T19">"py-20 bg-transparent block border-b-2 w-full h-60 text-xl outline-none"</text:span><text:span text:style-name="T22">&gt;</text:span><text:span text:style-name="T13">{{</text:span><text:span text:style-name="T10"> </text:span><text:span text:style-name="T24">$post</text:span><text:span text:style-name="T10">-&gt;</text:span><text:span text:style-name="T24">description</text:span><text:span text:style-name="T10"> </text:span><text:span text:style-name="T13">}}</text:span><text:span text:style-name="T22">&lt;/</text:span><text:span text:style-name="T3">textarea</text:span><text:span text:style-name="T22">&gt;</text:span></text:p>
      <text:p text:style-name="P27"/>
      <text:p text:style-name="P13">    <text:span text:style-name="T22">&lt;</text:span><text:span text:style-name="T3">div</text:span><text:span text:style-name="T10"> </text:span><text:span text:style-name="T24">class</text:span><text:span text:style-name="T10">=</text:span><text:span text:style-name="T19">"bg-grey-lighter pt-15"</text:span><text:span text:style-name="T22">&gt;</text:span></text:p>
      <text:p text:style-name="P13">        <text:span text:style-name="T22">&lt;</text:span><text:span text:style-name="T3">label</text:span><text:span text:style-name="T10"> </text:span><text:span text:style-name="T24">class</text:span><text:span text:style-name="T10">=</text:span><text:span text:style-name="T19">"w-44 flex flex-col items-center </text:span></text:p>
      <text:p text:style-name="P48">                      <text:span text:style-name="T10">px-2 py-3 bg-white-rounded-lg </text:span></text:p>
      <text:p text:style-name="P48">                      <text:span text:style-name="T10">shadow-lg tracking-wide uppercase </text:span></text:p>
      <text:p text:style-name="P13"><text:span text:style-name="T18">                      </text:span><text:span text:style-name="T19">border border-blue cursor-pointer"</text:span><text:span text:style-name="T22">&gt;</text:span></text:p>
      <text:p text:style-name="P13">    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mt-2 text-base leading-normal"</text:span><text:span text:style-name="T22">&gt;</text:span></text:p>
      <text:p text:style-name="P13">                    <text:span text:style-name="T10">Select a file</text:span></text:p>
      <text:p text:style-name="P13">                <text:span text:style-name="T22">&lt;/</text:span><text:span text:style-name="T3">span</text:span><text:span text:style-name="T22">&gt;</text:span></text:p>
      <text:p text:style-name="P13">                <text:span text:style-name="T27">{{-- input per caricare img tipo file e name nome colonna dove lo aggiungo --}}</text:span></text:p>
      <text:p text:style-name="P13">                <text:span text:style-name="T22">&lt;</text:span><text:span text:style-name="T3">input</text:span><text:span text:style-name="T10"> </text:span><text:span text:style-name="T24">type</text:span><text:span text:style-name="T10">=</text:span><text:span text:style-name="T19">"file"</text:span></text:p>
      <text:p text:style-name="P13">                       <text:span text:style-name="T24">name</text:span><text:span text:style-name="T10">=</text:span><text:span text:style-name="T19">"image"</text:span></text:p>
      <text:p text:style-name="P13">                       <text:span text:style-name="T24">class</text:span><text:span text:style-name="T10">=</text:span><text:span text:style-name="T19">"hidden"</text:span><text:span text:style-name="T22">&gt;</text:span></text:p>
      <text:p text:style-name="P13">        <text:span text:style-name="T22">&lt;/</text:span><text:span text:style-name="T3">label</text:span><text:span text:style-name="T22">&gt;</text:span></text:p>
      <text:p text:style-name="P13">    <text:span text:style-name="T22">&lt;/</text:span><text:span text:style-name="T3">div</text:span><text:span text:style-name="T22">&gt;</text:span></text:p>
      <text:p text:style-name="P13">    <text:span text:style-name="T27">{{-- btn per inviare deve essere type submit --}}</text:span></text:p>
      <text:p text:style-name="P13">    <text:span text:style-name="T22">&lt;</text:span><text:span text:style-name="T3">button</text:span></text:p>
      <text:p text:style-name="P13">    <text:span text:style-name="T24">type</text:span><text:span text:style-name="T10">=</text:span><text:span text:style-name="T19">"submit"</text:span></text:p>
      <text:p text:style-name="P13">    <text:span text:style-name="T24">class</text:span><text:span text:style-name="T10">=</text:span><text:span text:style-name="T19">"uppercase mt-15 bg-blue-500 text-gray-100 text-lg font-extrabold py-4 px-8 rounded-3xl"</text:span><text:span text:style-name="T22">&gt;</text:span></text:p>
      <text:p text:style-name="P13">    <text:span text:style-name="T10">Submmit Post</text:span></text:p>
      <text:p text:style-name="P13">    <text:span text:style-name="T22">&lt;/</text:span><text:span text:style-name="T3">button</text:span><text:span text:style-name="T22">&gt;</text:span></text:p>
      <text:p text:style-name="P27"/>
      <text:p text:style-name="P13">    <text:span text:style-name="T22">&lt;/</text:span><text:span text:style-name="T3">form</text:span><text:span text:style-name="T22">&gt;</text:span></text:p>
      <text:p text:style-name="P5"><text:span text:style-name="T21">&lt;/</text:span><text:span text:style-name="T2">div</text:span><text:span text:style-name="T21">&gt;</text:span></text:p>
      <text:p text:style-name="P27"/>
      <text:p text:style-name="P24">@endsection</text:p>
      <text:p text:style-name="P78"/>
      <text:p text:style-name="P82">dentro postcontroller metodo update definisco cosa voglio editare e che sia required </text:p>
      <text:p text:style-name="P82"/>
      <text:p text:style-name="P69"><text:span text:style-name="T26">     </text:span><text:span text:style-name="T27">* </text:span><text:span text:style-name="T3">@param</text:span><text:span text:style-name="T27">  \Illuminate\Http\</text:span><text:span text:style-name="T7">Request</text:span><text:span text:style-name="T27">  $request</text:span></text:p>
      <text:p text:style-name="P13"><text:span text:style-name="T26">     </text:span><text:span text:style-name="T27">* </text:span><text:span text:style-name="T3">@param</text:span><text:span text:style-name="T27">  </text:span><text:span text:style-name="T3">string</text:span><text:span text:style-name="T27">  $slug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update</text:span><text:span text:style-name="T10">(</text:span><text:span text:style-name="T7">Request</text:span><text:span text:style-name="T10"> </text:span><text:span text:style-name="T24">$request</text:span><text:span text:style-name="T10">, </text:span><text:span text:style-name="T24">$slug</text:span><text:span text:style-name="T10">)</text:span></text:p>
      <text:p text:style-name="P13">    <text:span text:style-name="T10">{</text:span></text:p>
      <text:p text:style-name="P13">        <text:span text:style-name="T24">$request</text:span><text:span text:style-name="T10">-&gt;</text:span><text:span text:style-name="T13">validate</text:span><text:span text:style-name="T10">([</text:span></text:p>
      <text:p text:style-name="P13">            <text:span text:style-name="T19">'title'</text:span><text:span text:style-name="T10"> =&gt; </text:span><text:span text:style-name="T19">'required'</text:span><text:span text:style-name="T10">,</text:span></text:p>
      <text:p text:style-name="P13">            <text:span text:style-name="T19">'description'</text:span><text:span text:style-name="T10"> =&gt; </text:span><text:span text:style-name="T19">'required'</text:span><text:span text:style-name="T10">,</text:span></text:p>
      <text:p text:style-name="P13">            <text:span text:style-name="T27">// 'image' =&gt; 'required|mimes:jpg,png,jpeg|max:5048'</text:span></text:p>
      <text:p text:style-name="P13">        <text:span text:style-name="T10">]);</text:span></text:p>
      <text:p text:style-name="P27"/>
      <text:p text:style-name="P13">        <text:span text:style-name="T7">Post</text:span><text:span text:style-name="T10">::</text:span><text:span text:style-name="T13">where</text:span><text:span text:style-name="T10">(</text:span><text:span text:style-name="T19">'slug'</text:span><text:span text:style-name="T10">, </text:span><text:span text:style-name="T24">$slug</text:span><text:span text:style-name="T10">)</text:span></text:p>
      <text:p text:style-name="P13">        <text:span text:style-name="T10">-&gt;</text:span><text:span text:style-name="T13">update</text:span><text:span text:style-name="T10">([</text:span></text:p>
      <text:p text:style-name="P13">            <text:span text:style-name="T19">'title'</text:span><text:span text:style-name="T10"> =&gt; </text:span><text:span text:style-name="T24">$request</text:span><text:span text:style-name="T10">-&gt;</text:span><text:span text:style-name="T13">input</text:span><text:span text:style-name="T10">(</text:span><text:span text:style-name="T19">'title'</text:span><text:span text:style-name="T10">),</text:span></text:p>
      <text:p text:style-name="P13">            <text:span text:style-name="T19">'description'</text:span><text:span text:style-name="T10"> =&gt; </text:span><text:span text:style-name="T24">$request</text:span><text:span text:style-name="T10">-&gt;</text:span><text:span text:style-name="T13">input</text:span><text:span text:style-name="T10">(</text:span><text:span text:style-name="T19">'description'</text:span><text:span text:style-name="T10">),</text:span></text:p>
      <text:p text:style-name="P13">            <text:span text:style-name="T19">'slug'</text:span><text:span text:style-name="T10"> =&gt; </text:span><text:span text:style-name="T7">SlugService</text:span><text:span text:style-name="T10">::</text:span><text:span text:style-name="T13">createSlug</text:span><text:span text:style-name="T10">(</text:span><text:span text:style-name="T7">Post</text:span><text:span text:style-name="T10">::</text:span><text:span text:style-name="T3">class</text:span><text:span text:style-name="T10">, </text:span><text:span text:style-name="T19">'slug'</text:span><text:span text:style-name="T10">, </text:span><text:span text:style-name="T24">$request</text:span><text:span text:style-name="T10">-&gt;</text:span><text:span text:style-name="T24">title</text:span><text:span text:style-name="T10">),</text:span></text:p>
      <text:p text:style-name="P13"><text:soft-page-break/>            <text:span text:style-name="T27">// 'image_path' =&gt; $newImageName,</text:span></text:p>
      <text:p text:style-name="P13">            <text:span text:style-name="T19">'user_id'</text:span><text:span text:style-name="T10"> =&gt; </text:span><text:span text:style-name="T13">auth</text:span><text:span text:style-name="T10">()-&gt;</text:span><text:span text:style-name="T13">user</text:span><text:span text:style-name="T10">()-&gt;</text:span><text:span text:style-name="T24">id</text:span></text:p>
      <text:p text:style-name="P13">        <text:span text:style-name="T10">]);</text:span></text:p>
      <text:p text:style-name="P27"/>
      <text:p text:style-name="P13">        <text:span text:style-name="T16">return</text:span><text:span text:style-name="T10"> </text:span><text:span text:style-name="T13">redirect</text:span><text:span text:style-name="T10">(</text:span><text:span text:style-name="T19">'/blog'</text:span><text:span text:style-name="T10">)</text:span></text:p>
      <text:p text:style-name="P13">        <text:span text:style-name="T10">-&gt;</text:span><text:span text:style-name="T13">with</text:span><text:span text:style-name="T10">(</text:span><text:span text:style-name="T19">'message'</text:span><text:span text:style-name="T10">, </text:span><text:span text:style-name="T19">'Your post has been updated!'</text:span><text:span text:style-name="T10">);</text:span></text:p>
      <text:p text:style-name="P13">    <text:span text:style-name="T10">}</text:span></text:p>
      <text:p text:style-name="P82"/>
      <text:p text:style-name="P82">eliminare post</text:p>
      <text:p text:style-name="P82"/>
      <text:p text:style-name="P82">dentro metodo destroy </text:p>
      <text:p text:style-name="P82"/>
      <text:p text:style-name="P69"><text:span text:style-name="T26">     </text:span><text:span text:style-name="T27">* </text:span><text:span text:style-name="T3">@param</text:span><text:span text:style-name="T27">  </text:span><text:span text:style-name="T3">string</text:span><text:span text:style-name="T27">  $slug</text:span></text:p>
      <text:p text:style-name="P13"><text:span text:style-name="T26">     </text:span><text:span text:style-name="T27">* </text:span><text:span text:style-name="T3">@return</text:span><text:span text:style-name="T27"> \Illuminate\Http\</text:span><text:span text:style-name="T7">Response</text:span></text:p>
      <text:p text:style-name="P33">     <text:span text:style-name="T10">*/</text:span></text:p>
      <text:p text:style-name="P13">    <text:span text:style-name="T3">public</text:span><text:span text:style-name="T10"> </text:span><text:span text:style-name="T3">function</text:span><text:span text:style-name="T10"> </text:span><text:span text:style-name="T13">destroy</text:span><text:span text:style-name="T10">(</text:span><text:span text:style-name="T24">$slug</text:span><text:span text:style-name="T10">)</text:span></text:p>
      <text:p text:style-name="P13">    <text:span text:style-name="T10">{</text:span></text:p>
      <text:p text:style-name="P13">        <text:span text:style-name="T24">$post</text:span><text:span text:style-name="T10"> = </text:span><text:span text:style-name="T7">Post</text:span><text:span text:style-name="T10">::</text:span><text:span text:style-name="T13">where</text:span><text:span text:style-name="T10">(</text:span><text:span text:style-name="T19">'slug'</text:span><text:span text:style-name="T10">, </text:span><text:span text:style-name="T24">$slug</text:span><text:span text:style-name="T10">);</text:span></text:p>
      <text:p text:style-name="P13">        <text:span text:style-name="T24">$post</text:span><text:span text:style-name="T10">-&gt;</text:span><text:span text:style-name="T13">delete</text:span><text:span text:style-name="T10">();</text:span></text:p>
      <text:p text:style-name="P27"/>
      <text:p text:style-name="P13">        <text:span text:style-name="T16">return</text:span><text:span text:style-name="T10"> </text:span><text:span text:style-name="T13">redirect</text:span><text:span text:style-name="T10">(</text:span><text:span text:style-name="T19">'/blog'</text:span><text:span text:style-name="T10">)</text:span></text:p>
      <text:p text:style-name="P13">        <text:span text:style-name="T10">-&gt;</text:span><text:span text:style-name="T13">with</text:span><text:span text:style-name="T10">(</text:span><text:span text:style-name="T19">'message'</text:span><text:span text:style-name="T10">, </text:span><text:span text:style-name="T19">'Your post has been deleted!'</text:span><text:span text:style-name="T10">);</text:span></text:p>
      <text:p text:style-name="P13">    <text:span text:style-name="T10">}</text:span></text:p>
      <text:p text:style-name="P82"/>
      <text:p text:style-name="P83">dentro if dentro index.blade aggiungo btn per eliminare post</text:p>
      <text:p text:style-name="P83"/>
      <text:p text:style-name="P70">            <text:span text:style-name="T27">{{-- creo btn che si mostra solo se user é loggato e se id corrisponde a id creatore post --}}</text:span></text:p>
      <text:p text:style-name="P13">            <text:span text:style-name="T3">@if</text:span><text:span text:style-name="T10">(</text:span><text:span text:style-name="T13">isset</text:span><text:span text:style-name="T10">(</text:span><text:span text:style-name="T7">Auth</text:span><text:span text:style-name="T10">::</text:span><text:span text:style-name="T13">user</text:span><text:span text:style-name="T10">()-&gt;</text:span><text:span text:style-name="T24">id</text:span><text:span text:style-name="T10">) &amp;&amp; </text:span><text:span text:style-name="T7">Auth</text:span><text:span text:style-name="T10">::</text:span><text:span text:style-name="T13">user</text:span><text:span text:style-name="T10">()-&gt;</text:span><text:span text:style-name="T24">id</text:span><text:span text:style-name="T10"> == </text:span><text:span text:style-name="T24">$post</text:span><text:span text:style-name="T10">-&gt;</text:span><text:span text:style-name="T24">user_id</text:span><text:span text:style-name="T10">)</text:span></text:p>
      <text:p text:style-name="P13">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float-right"</text:span><text:span text:style-name="T22">&gt;</text:span></text:p>
      <text:p text:style-name="P13">                <text:span text:style-name="T22">&lt;</text:span><text:span text:style-name="T3">a</text:span><text:span text:style-name="T10"> </text:span><text:span text:style-name="T24">href</text:span><text:span text:style-name="T10">=</text:span><text:span text:style-name="T19">"/blog/</text:span><text:span text:style-name="T13">{{</text:span><text:span text:style-name="T19"> </text:span><text:span text:style-name="T24">$post</text:span><text:span text:style-name="T10">-&gt;</text:span><text:span text:style-name="T24">slug</text:span><text:span text:style-name="T19"> </text:span><text:span text:style-name="T13">}}</text:span><text:span text:style-name="T19">/edit"</text:span></text:p>
      <text:p text:style-name="P13">                   <text:span text:style-name="T24">class</text:span><text:span text:style-name="T10">=</text:span><text:span text:style-name="T19">"text-gray-700 italic hover:text-gray-900 pb-1 border-b-2"</text:span><text:span text:style-name="T22">&gt;</text:span></text:p>
      <text:p text:style-name="P13">                    <text:span text:style-name="T10">Edit</text:span></text:p>
      <text:p text:style-name="P13">                <text:span text:style-name="T22">&lt;/</text:span><text:span text:style-name="T3">a</text:span><text:span text:style-name="T22">&gt;</text:span></text:p>
      <text:p text:style-name="P13">            <text:span text:style-name="T22">&lt;/</text:span><text:span text:style-name="T3">span</text:span><text:span text:style-name="T22">&gt;</text:span></text:p>
      <text:p text:style-name="P13">            <text:span text:style-name="T22">&lt;</text:span><text:span text:style-name="T3">span</text:span><text:span text:style-name="T10"> </text:span><text:span text:style-name="T24">class</text:span><text:span text:style-name="T10">=</text:span><text:span text:style-name="T19">"float-right"</text:span><text:span text:style-name="T22">&gt;</text:span></text:p>
      <text:p text:style-name="P13">                <text:span text:style-name="T22">&lt;</text:span><text:span text:style-name="T3">form</text:span><text:span text:style-name="T10"> </text:span><text:span text:style-name="T24">action</text:span><text:span text:style-name="T10">=</text:span><text:span text:style-name="T19">"/blog/</text:span><text:span text:style-name="T13">{{</text:span><text:span text:style-name="T19"> </text:span><text:span text:style-name="T24">$post</text:span><text:span text:style-name="T10">-&gt;</text:span><text:span text:style-name="T24">slug</text:span><text:span text:style-name="T19"> </text:span><text:span text:style-name="T13">}}</text:span><text:span text:style-name="T19">"</text:span></text:p>
      <text:p text:style-name="P13">                    <text:span text:style-name="T24">method</text:span><text:span text:style-name="T10">=</text:span><text:span text:style-name="T19">"POST"</text:span><text:span text:style-name="T22">&gt;</text:span></text:p>
      <text:p text:style-name="P13">                    <text:span text:style-name="T3">@csrf</text:span></text:p>
      <text:p text:style-name="P13">                    <text:span text:style-name="T3">@method</text:span><text:span text:style-name="T10">(</text:span><text:span text:style-name="T19">'delete'</text:span><text:span text:style-name="T10">)</text:span></text:p>
      <text:p text:style-name="P13">                    <text:span text:style-name="T22">&lt;</text:span><text:span text:style-name="T3">button</text:span><text:span text:style-name="T10"> </text:span><text:span text:style-name="T24">class</text:span><text:span text:style-name="T10">=</text:span><text:span text:style-name="T19">"text-red-500 pr-3"</text:span><text:span text:style-name="T22">&gt;</text:span></text:p>
      <text:p text:style-name="P13">                        <text:span text:style-name="T10">Delete</text:span></text:p>
      <text:p text:style-name="P13">                    <text:span text:style-name="T22">&lt;/</text:span><text:span text:style-name="T3">button</text:span><text:span text:style-name="T22">&gt;</text:span></text:p>
      <text:p text:style-name="P27"/>
      <text:p text:style-name="P13">                <text:span text:style-name="T22">&lt;/</text:span><text:span text:style-name="T3">form</text:span><text:span text:style-name="T22">&gt;</text:span></text:p>
      <text:p text:style-name="P13">            <text:span text:style-name="T22">&lt;/</text:span><text:span text:style-name="T3">span</text:span><text:span text:style-name="T22">&gt;</text:span></text:p>
      <text:p text:style-name="P13">            <text:span text:style-name="T3">@endif</text:span></text:p>
      <text:p text:style-name="P83"/>
      <text:p text:style-name="P84">dentro postcontroller all’inizio</text:p>
      <text:p text:style-name="P84"/>
      <text:p text:style-name="P71">    <text:span text:style-name="T27">// impedisce ad use non loggati di accedere a edit e create</text:span></text:p>
      <text:p text:style-name="P13"><text:soft-page-break/>    <text:span text:style-name="T3">public</text:span><text:span text:style-name="T10"> </text:span><text:span text:style-name="T3">function</text:span><text:span text:style-name="T10"> </text:span><text:span text:style-name="T13">__construct</text:span><text:span text:style-name="T10">()</text:span></text:p>
      <text:p text:style-name="P13">    <text:span text:style-name="T10">{</text:span></text:p>
      <text:p text:style-name="P13">        <text:span text:style-name="T3">$this</text:span><text:span text:style-name="T10">-&gt;</text:span><text:span text:style-name="T13">middleware</text:span><text:span text:style-name="T10">(</text:span><text:span text:style-name="T19">'auth'</text:span><text:span text:style-name="T10">, [</text:span><text:span text:style-name="T19">'except'</text:span><text:span text:style-name="T10"> =&gt; [</text:span><text:span text:style-name="T19">'index'</text:span><text:span text:style-name="T10">, </text:span><text:span text:style-name="T19">'show'</text:span><text:span text:style-name="T10">]]);</text:span></text:p>
      <text:p text:style-name="P13">    <text:span text:style-name="T10">}</text:span></text:p>
      <text:p text:style-name="P84"/>
      <text:p text:style-name="P84">dentro providers/routeserviceprovider</text:p>
      <text:p text:style-name="P84"/>
      <text:p text:style-name="P71"> <text:span text:style-name="T3">public</text:span><text:span text:style-name="T10"> </text:span><text:span text:style-name="T3">const</text:span><text:span text:style-name="T10"> HOME = </text:span><text:span text:style-name="T19">'/'</text:span><text:span text:style-name="T10">;</text:span></text:p>
      <text:p text:style-name="P84"/>
      <text:p text:style-name="P84">cosi impedisco che ogni volta che mi loggo appaia pagina che non esiste ma vengo reindirizzato ad index</text:p>
      <text:p text:style-name="P84"/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6T13:24:59.328000000</dc:date>
    <meta:editing-duration>PT10H48M58S</meta:editing-duration>
    <meta:editing-cycles>38</meta:editing-cycles>
    <meta:generator>LibreOffice/7.1.3.2$Windows_X86_64 LibreOffice_project/47f78053abe362b9384784d31a6e56f8511eb1c1</meta:generator>
    <meta:document-statistic meta:table-count="0" meta:image-count="0" meta:object-count="0" meta:page-count="14" meta:paragraph-count="508" meta:word-count="2048" meta:character-count="20096" meta:non-whitespace-character-count="15299"/>
  </office:meta>
</office:document-meta>
</file>